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"/>
  <manifest:file-entry manifest:full-path="ObjectReplacements/Object 7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"/>
  <manifest:file-entry manifest:full-path="ObjectReplacements/Object 120" manifest:media-type="application/x-openoffice-gdimetafile;windows_formatname=&quot;GDIMetaFile&quot;"/>
  <manifest:file-entry manifest:full-path="ObjectReplacements/Object 9" manifest:media-type="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4" style:family="table">
      <style:table-properties style:width="19.001cm" table:align="margins"/>
    </style:style>
    <style:style style:name="Tableau14.A" style:family="table-column">
      <style:table-column-properties style:column-width="1.053cm" style:rel-column-width="3635*"/>
    </style:style>
    <style:style style:name="Tableau14.B" style:family="table-column">
      <style:table-column-properties style:column-width="9.5cm" style:rel-column-width="32767*"/>
    </style:style>
    <style:style style:name="Tableau14.C" style:family="table-column">
      <style:table-column-properties style:column-width="2.815cm" style:rel-column-width="9710*"/>
    </style:style>
    <style:style style:name="Tableau14.E" style:family="table-column">
      <style:table-column-properties style:column-width="2.817cm" style:rel-column-width="9713*"/>
    </style:style>
    <style:style style:name="Tableau14.A1" style:family="table-cell">
      <style:table-cell-properties style:vertical-align="middle" fo:background-color="transparent" fo:padding-left="0cm" fo:padding-right="0.101cm" fo:padding-top="0.101cm" fo:padding-bottom="0.101cm" fo:border="none">
        <style:background-image/>
      </style:table-cell-properties>
    </style:style>
    <style:style style:name="Tableau14.B1" style:family="table-cell">
      <style:table-cell-properties style:vertical-align="middle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au14.C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4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1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4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B3" style:family="table-cell">
      <style:table-cell-properties style:vertical-align="middle" fo:background-color="#f6f9c2" fo:padding="0.097cm" fo:border-left="0.5pt solid #000000" fo:border-right="none" fo:border-top="none" fo:border-bottom="0.5pt solid #000000">
        <style:background-image/>
      </style:table-cell-properties>
    </style:style>
    <style:style style:name="Tableau14.C3" style:family="table-cell" style:data-style-name="N0">
      <style:table-cell-properties style:vertical-align="middle" fo:background-color="#f6f9c2" fo:padding="0.097cm" fo:border-left="0.5pt solid #000000" fo:border-right="none" fo:border-top="none" fo:border-bottom="0.5pt solid #000000">
        <style:background-image/>
      </style:table-cell-properties>
    </style:style>
    <style:style style:name="Tableau14.E3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E5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6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4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E6" style:family="table-cell" style:data-style-name="N0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E7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8" style:family="table-cell" style:data-style-name="N0">
      <style:table-cell-properties style:vertical-align="middle" fo:padding="0.097cm" fo:border-left="0.5pt solid #000000" fo:border-right="none" fo:border-top="none" fo:border-bottom="0.5pt solid #000000"/>
    </style:style>
    <style:style style:name="Tableau14.E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C9" style:family="table-cell" style:data-style-name="N3">
      <style:table-cell-properties style:vertical-align="middle" fo:background-color="#f6f9c2" fo:padding="0.097cm" fo:border-left="0.5pt solid #000000" fo:border-right="none" fo:border-top="none" fo:border-bottom="0.5pt solid #000000">
        <style:background-image/>
      </style:table-cell-properties>
    </style:style>
    <style:style style:name="Tableau14.E9" style:family="table-cell" style:data-style-name="N3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D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4.E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4.E11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2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1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3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1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5" style:family="table-cell" style:data-style-name="N0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1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7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18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C18" style:family="table-cell" style:data-style-name="N3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18" style:family="table-cell" style:data-style-name="N3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E19" style:family="table-cell">
      <style:table-cell-properties style:vertical-align="middle" fo:background-color="#f6f9c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4.B20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D20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4.E20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17ff3b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rsid="0017ff3b" officeooo:paragraph-rsid="0017ff3b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FILET_5f_POINTILLES">
      <style:paragraph-properties fo:margin-top="0cm" fo:margin-bottom="0.199cm" style:contextual-spacing="false" fo:line-height="100%"/>
      <style:text-properties officeooo:paragraph-rsid="0018d8c2"/>
    </style:style>
    <style:style style:name="P27" style:family="paragraph" style:parent-style-name="FILET_5f_POINTILLES">
      <style:paragraph-properties fo:margin-top="0cm" fo:margin-bottom="0.801cm" style:contextual-spacing="false" fo:line-height="100%"/>
      <style:text-properties officeooo:paragraph-rsid="0018d8c2"/>
    </style:style>
    <style:style style:name="P28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" fo:font-size="10pt" officeooo:paragraph-rsid="001d0dff"/>
    </style:style>
    <style:style style:name="P29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" fo:font-size="10pt" officeooo:rsid="001d0dff" officeooo:paragraph-rsid="001d0dff"/>
    </style:style>
    <style:style style:name="P30" style:family="paragraph" style:parent-style-name="_5f_Paragraphe_20_livret_20_réponse_20_élève">
      <style:paragraph-properties fo:margin-top="0cm" fo:margin-bottom="0cm" style:contextual-spacing="false" fo:line-height="100%" fo:text-align="start" style:justify-single-word="false">
        <style:tab-stops>
          <style:tab-stop style:position="8.999cm" style:type="right"/>
        </style:tab-stops>
      </style:paragraph-properties>
      <style:text-properties style:font-name="Bitstream Vera Sans" fo:font-size="10pt" officeooo:paragraph-rsid="001d0dff"/>
    </style:style>
    <style:style style:name="P31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" fo:font-size="10pt" officeooo:paragraph-rsid="001d0dff"/>
    </style:style>
    <style:style style:name="P3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" fo:font-size="10pt" officeooo:paragraph-rsid="002c1389"/>
    </style:style>
    <style:style style:name="P33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" fo:font-size="10pt"/>
    </style:style>
    <style:style style:name="P34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Bitstream Vera Sans" fo:font-size="10pt" officeooo:paragraph-rsid="001d0dff"/>
    </style:style>
    <style:style style:name="P35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fo:font-weight="bold" officeooo:paragraph-rsid="001d0dff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officeooo:paragraph-rsid="001d0dff"/>
    </style:style>
    <style:style style:name="P37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" fo:font-size="10pt" officeooo:rsid="001e044a" officeooo:paragraph-rsid="001e044a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position="super 58%" style:font-name="Bitstream Vera Sans" fo:font-size="10pt" officeooo:paragraph-rsid="001d0dff"/>
    </style:style>
    <style:style style:name="P39" style:family="paragraph" style:parent-style-name="Table_20_Contents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" fo:font-size="10pt" officeooo:paragraph-rsid="001d0dff"/>
    </style:style>
    <style:style style:name="P40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position="0% 100%" style:font-name="Bitstream Vera Sans" fo:font-size="10pt" officeooo:paragraph-rsid="001d0dff"/>
    </style:style>
    <style:style style:name="P41" style:family="paragraph" style:parent-style-name="_5f_Paragraphe_20_livret_20_réponse_20_élève">
      <style:paragraph-properties fo:margin-top="0.019cm" fo:margin-bottom="0.019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" fo:font-size="10pt" officeooo:paragraph-rsid="0013cf8e"/>
    </style:style>
    <style:style style:name="P42" style:family="paragraph" style:parent-style-name="_5f_Paragraphe_20_livret_20_réponse_20_élève">
      <style:paragraph-properties fo:margin-top="0.019cm" fo:margin-bottom="0.019cm" style:contextual-spacing="false" fo:line-height="100%" fo:text-align="start" style:justify-single-word="false">
        <style:tab-stops>
          <style:tab-stop style:position="8.999cm" style:type="right"/>
        </style:tab-stops>
      </style:paragraph-properties>
      <style:text-properties style:font-name="Bitstream Vera Sans" fo:font-size="10pt" officeooo:paragraph-rsid="0013cf8e"/>
    </style:style>
    <style:style style:name="P43" style:family="paragraph" style:parent-style-name="_5f_Paragraphe_20_livret_20_réponse_20_élève">
      <style:paragraph-properties fo:margin-top="0.019cm" fo:margin-bottom="0.019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" fo:font-size="10pt" officeooo:paragraph-rsid="0013cf8e"/>
    </style:style>
    <style:style style:name="P44" style:family="paragraph" style:parent-style-name="_5f_Paragraphe_20_livret_20_réponse_20_élève">
      <style:paragraph-properties fo:margin-top="0.019cm" fo:margin-bottom="0.019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0% 100%" style:font-name="Bitstream Vera Sans" fo:font-size="10pt" officeooo:rsid="0036ced9" officeooo:paragraph-rsid="0036ced9"/>
    </style:style>
    <style:style style:name="P45" style:family="paragraph" style:parent-style-name="Table_20_Contents">
      <style:paragraph-properties fo:margin-top="0.019cm" fo:margin-bottom="0.019cm" style:contextual-spacing="false" fo:text-align="start" style:justify-single-word="false"/>
      <style:text-properties style:font-name="Bitstream Vera Sans" fo:font-size="10pt" officeooo:paragraph-rsid="0013cf8e"/>
    </style:style>
    <style:style style:name="P46" style:family="paragraph" style:parent-style-name="Table_20_Contents">
      <style:paragraph-properties fo:margin-top="0.019cm" fo:margin-bottom="0.019cm" style:contextual-spacing="false" fo:text-align="start" style:justify-single-word="false"/>
      <style:text-properties style:font-name="Bitstream Vera Sans" fo:font-size="10pt" officeooo:paragraph-rsid="0024df0b"/>
    </style:style>
    <style:style style:name="P47" style:family="paragraph" style:parent-style-name="Table_20_Contents">
      <style:paragraph-properties fo:margin-top="0.019cm" fo:margin-bottom="0.019cm" style:contextual-spacing="false" fo:text-align="center" style:justify-single-word="false"/>
      <style:text-properties style:font-name="Bitstream Vera Sans" fo:font-size="10pt" officeooo:paragraph-rsid="0013cf8e"/>
    </style:style>
    <style:style style:name="P48" style:family="paragraph" style:parent-style-name="Table_20_Contents">
      <style:paragraph-properties fo:margin-top="0.019cm" fo:margin-bottom="0.019cm" style:contextual-spacing="false" fo:text-align="center" style:justify-single-word="false"/>
      <style:text-properties style:text-position="super 58%" style:font-name="Bitstream Vera Sans" fo:font-size="10pt" officeooo:paragraph-rsid="0013cf8e"/>
    </style:style>
    <style:style style:name="P49" style:family="paragraph" style:parent-style-name="Table_20_Contents">
      <style:paragraph-properties fo:margin-top="0.019cm" fo:margin-bottom="0.019cm" style:contextual-spacing="false" fo:line-height="100%" fo:text-align="center" style:justify-single-word="false">
        <style:tab-stops>
          <style:tab-stop style:position="8.999cm" style:type="right"/>
        </style:tab-stops>
      </style:paragraph-properties>
      <style:text-properties style:text-position="super 58%" style:font-name="Bitstream Vera Sans" fo:font-size="10pt" officeooo:paragraph-rsid="0013cf8e"/>
    </style:style>
    <style:style style:name="P50" style:family="paragraph" style:parent-style-name="Table_20_Contents">
      <style:paragraph-properties fo:margin-top="0.019cm" fo:margin-bottom="0.019cm" style:contextual-spacing="false" fo:text-align="center" style:justify-single-word="false"/>
      <style:text-properties style:text-position="0% 100%" style:font-name="Bitstream Vera Sans" fo:font-size="10pt" officeooo:paragraph-rsid="0013cf8e"/>
    </style:style>
    <style:style style:name="P51" style:family="paragraph" style:parent-style-name="Exo_5f_Num" style:list-style-name="Num_5f_Exo" style:master-page-name="_5f_Fiche_20_éditeur_20_série_20_2_20_une_20_colonne_20_impaire_20__28_G_29_">
      <style:paragraph-properties fo:margin-top="0cm" fo:margin-bottom="0.101cm" style:contextual-spacing="false" style:page-number="4" fo:break-before="auto" fo:break-after="auto">
        <style:tab-stops/>
      </style:paragraph-properties>
      <style:text-properties officeooo:paragraph-rsid="001d0dff"/>
    </style:style>
    <style:style style:name="P52" style:family="paragraph" style:parent-style-name="Exo_5f_Num" style:list-style-name="">
      <style:paragraph-properties fo:margin-top="0cm" fo:margin-bottom="0.101cm" style:contextual-spacing="false"/>
      <style:text-properties officeooo:paragraph-rsid="001d0dff"/>
    </style:style>
    <style:style style:name="P53" style:family="paragraph" style:parent-style-name="Exo_5f_Num">
      <style:paragraph-properties fo:margin-top="0.499cm" fo:margin-bottom="0.101cm" style:contextual-spacing="false"/>
    </style:style>
    <style:style style:name="P54" style:family="paragraph" style:parent-style-name="Exo_5f_Num">
      <style:paragraph-properties fo:margin-top="0.6cm" fo:margin-bottom="0cm" style:contextual-spacing="false"/>
    </style:style>
    <style:style style:name="P55" style:family="paragraph" style:parent-style-name="Exo_5f_Num" style:list-style-name="Num_5f_Exo">
      <style:paragraph-properties fo:margin-top="0.4cm" fo:margin-bottom="0cm" style:contextual-spacing="false"/>
      <style:text-properties officeooo:paragraph-rsid="002ea092"/>
    </style:style>
    <style:style style:name="P56" style:family="paragraph" style:parent-style-name="Exo_5f_Num" style:list-style-name="Num_5f_Exo">
      <style:paragraph-properties fo:margin-top="0.499cm" fo:margin-bottom="0cm" style:contextual-spacing="false"/>
      <style:text-properties officeooo:paragraph-rsid="002ea092"/>
    </style:style>
    <style:style style:name="P57" style:family="paragraph" style:parent-style-name="FILET_5f_POINTILLES" style:list-style-name="_5f_Numérotation_20_des_20_exercices_20_livrets">
      <style:paragraph-properties fo:margin-top="0.4cm" fo:margin-bottom="0.801cm" style:contextual-spacing="false" fo:line-height="100%"/>
      <style:text-properties officeooo:paragraph-rsid="0018d8c2"/>
    </style:style>
    <style:style style:name="P58" style:family="paragraph" style:parent-style-name="FILET_5f_POINTILLES" style:list-style-name="_5f_Numérotation_20_des_20_exercices_20_livrets">
      <style:paragraph-properties fo:margin-left="0cm" fo:margin-right="0cm" fo:margin-top="0.199cm" fo:margin-bottom="0cm" style:contextual-spacing="false" fo:line-height="100%" fo:text-indent="0cm" style:auto-text-indent="false"/>
      <style:text-properties style:font-name="Bitstream Vera Sans1" fo:font-style="normal" officeooo:paragraph-rsid="003d1ba5" style:font-style-asian="normal" style:font-style-complex="normal"/>
    </style:style>
    <style:style style:name="P59" style:family="paragraph" style:parent-style-name="FILET_5f_POINTILLES">
      <style:paragraph-properties fo:margin-left="0cm" fo:margin-right="0cm" fo:margin-top="0.199cm" fo:margin-bottom="0cm" style:contextual-spacing="false" fo:line-height="100%" fo:text-indent="0cm" style:auto-text-indent="false"/>
      <style:text-properties style:font-name="Bitstream Vera Sans1" fo:font-style="normal" officeooo:paragraph-rsid="003d1ba5" style:font-style-asian="normal" style:font-style-complex="normal"/>
    </style:style>
    <style:style style:name="P60" style:family="paragraph" style:parent-style-name="FILET_5f_POINTILLES" style:list-style-name="_5f_Numérotation_20_des_20_exercices_20_livrets">
      <style:paragraph-properties fo:margin-left="0cm" fo:margin-right="0cm" fo:margin-top="0.199cm" fo:margin-bottom="0cm" style:contextual-spacing="false" fo:line-height="100%" fo:text-indent="0cm" style:auto-text-indent="false"/>
      <style:text-properties officeooo:paragraph-rsid="003d1ba5"/>
    </style:style>
    <style:style style:name="P61" style:family="paragraph" style:parent-style-name="FILET_5f_POINTILLES" style:list-style-name="_5f_Numérotation_20_des_20_exercices_20_livrets">
      <style:paragraph-properties fo:margin-top="0cm" fo:margin-bottom="0cm" style:contextual-spacing="false" fo:line-height="100%"/>
      <style:text-properties officeooo:paragraph-rsid="003c631c"/>
    </style:style>
    <style:style style:name="P62" style:family="paragraph" style:parent-style-name="FILET_5f_POINTILLES" style:list-style-name="_5f_Numérotation_20_des_20_exercices_20_livrets">
      <style:paragraph-properties fo:margin-top="0.199cm" fo:margin-bottom="0cm" style:contextual-spacing="false" fo:line-height="100%"/>
      <style:text-properties officeooo:paragraph-rsid="003c631c"/>
    </style:style>
    <style:style style:name="P63" style:family="paragraph" style:parent-style-name="FILET_5f_POINTILLES" style:list-style-name="_5f_Numérotation_20_des_20_exercices_20_livrets">
      <style:paragraph-properties fo:margin-top="0.199cm" fo:margin-bottom="0cm" style:contextual-spacing="false" fo:line-height="100%"/>
      <style:text-properties fo:font-style="normal" officeooo:paragraph-rsid="003c631c" style:font-style-asian="normal" style:font-style-complex="normal"/>
    </style:style>
    <style:style style:name="P64" style:family="paragraph" style:parent-style-name="FILET_5f_POINTILLES">
      <style:paragraph-properties fo:margin-top="0.199cm" fo:margin-bottom="0cm" style:contextual-spacing="false" style:line-height-at-least="0.7cm"/>
      <style:text-properties officeooo:paragraph-rsid="003d1ba5"/>
    </style:style>
    <style:style style:name="P65" style:family="paragraph" style:parent-style-name="FILET_5f_POINTILLES">
      <style:paragraph-properties fo:margin-top="0.199cm" fo:margin-bottom="0cm" style:contextual-spacing="false" style:line-height-at-least="0.7cm" fo:text-align="justify" style:justify-single-word="false"/>
      <style:text-properties officeooo:paragraph-rsid="003d1ba5"/>
    </style:style>
    <style:style style:name="P66" style:family="paragraph" style:parent-style-name="FILET_5f_POINTILLES">
      <style:paragraph-properties fo:margin-top="0.199cm" fo:margin-bottom="0cm" style:contextual-spacing="false"/>
      <style:text-properties officeooo:paragraph-rsid="003d1ba5"/>
    </style:style>
    <style:style style:name="P67" style:family="paragraph" style:parent-style-name="FILET_5f_POINTILLES">
      <style:paragraph-properties fo:margin-top="0.4cm" fo:margin-bottom="0cm" style:contextual-spacing="false"/>
      <style:text-properties officeooo:paragraph-rsid="003d1ba5"/>
    </style:style>
    <style:style style:name="P68" style:family="paragraph" style:parent-style-name="FILET_5f_POINTILLES">
      <style:paragraph-properties fo:margin-top="0.88cm" fo:margin-bottom="0cm" style:contextual-spacing="false"/>
      <style:text-properties officeooo:paragraph-rsid="003d1ba5"/>
    </style:style>
    <style:style style:name="P69" style:family="paragraph" style:parent-style-name="Standard" style:list-style-name="_5f_Numérotation_20_des_20_exercices_20_livrets">
      <style:paragraph-properties fo:margin-top="0cm" fo:margin-bottom="0cm" style:contextual-spacing="false" fo:line-height="100%"/>
      <style:text-properties fo:font-style="normal" style:font-style-asian="normal" style:font-style-complex="normal"/>
    </style:style>
    <style:style style:name="P70" style:family="paragraph" style:parent-style-name="Standard" style:list-style-name="_5f_Numérotation_20_des_20_exercices_20_livrets">
      <style:paragraph-properties fo:margin-top="0cm" fo:margin-bottom="0cm" style:contextual-spacing="false" fo:line-height="100%"/>
      <style:text-properties fo:font-style="normal" officeooo:paragraph-rsid="003c631c" style:font-style-asian="normal" style:font-style-complex="normal"/>
    </style:style>
    <style:style style:name="P71" style:family="paragraph" style:parent-style-name="Standard" style:list-style-name="Num_5f_Exo">
      <style:paragraph-properties fo:margin-top="0.4cm" fo:margin-bottom="0.3cm" style:contextual-spacing="false"/>
      <style:text-properties officeooo:paragraph-rsid="003130b0"/>
    </style:style>
    <style:style style:name="P72" style:family="paragraph" style:parent-style-name="Standard" style:list-style-name="_5f_Numérotation_20_des_20_exercices_20_livrets">
      <style:paragraph-properties fo:margin-top="0.199cm" fo:margin-bottom="0cm" style:contextual-spacing="false" fo:line-height="100%"/>
      <style:text-properties fo:font-style="normal" officeooo:paragraph-rsid="003c631c" style:font-style-asian="normal" style:font-style-complex="normal"/>
    </style:style>
    <style:style style:name="P73" style:family="paragraph" style:parent-style-name="Table_20_Contents" style:list-style-name="liste_5f_abc">
      <style:paragraph-properties fo:margin-top="0cm" fo:margin-bottom="0cm" style:contextual-spacing="false" fo:text-align="justify" style:justify-single-word="false"/>
    </style:style>
    <style:style style:name="P74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/>
      <style:text-properties fo:font-style="normal" officeooo:paragraph-rsid="003c631c" style:font-style-asian="normal" style:font-style-complex="normal"/>
    </style:style>
    <style:style style:name="P75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fo:line-height="100%"/>
      <style:text-properties officeooo:paragraph-rsid="003c631c"/>
    </style:style>
    <style:style style:name="P76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 fo:line-height="100%"/>
      <style:text-properties officeooo:paragraph-rsid="003c631c"/>
    </style:style>
    <style:style style:name="P77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 fo:line-height="100%"/>
      <style:text-properties fo:font-style="normal" officeooo:paragraph-rsid="003c631c" style:font-style-asian="normal" style:font-style-complex="normal"/>
    </style:style>
    <style:style style:name="P78" style:family="paragraph" style:parent-style-name="_5f_Pied_20_de_20_page" style:list-style-name="">
      <style:paragraph-properties fo:text-align="end" style:justify-single-word="false"/>
    </style:style>
    <style:style style:name="P79" style:family="paragraph" style:parent-style-name="_5f_Pied_20_de_20_page">
      <style:paragraph-properties fo:text-align="end" style:justify-single-word="false"/>
    </style:style>
    <style:style style:name="P80" style:family="paragraph" style:parent-style-name="_5f_Pied_20_de_20_page" style:list-style-name=""/>
    <style:style style:name="P8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2" style:family="paragraph" style:parent-style-name="_5f_Titre_20_d_27_exercices_20_livret_20_sans_20_titre" style:list-style-name="Num_5f_Exo">
      <style:paragraph-properties fo:margin-top="0cm" fo:margin-bottom="0.199cm" style:contextual-spacing="false"/>
    </style:style>
    <style:style style:name="P83" style:family="paragraph">
      <loext:graphic-properties draw:fill="solid" draw:fill-color="#ffff00"/>
    </style:style>
    <style:style style:name="P84" style:family="paragraph">
      <loext:graphic-properties draw:fill="solid" draw:fill-color="#ffff00" draw:opacity="100%"/>
    </style:style>
    <style:style style:name="P8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text-align="center"/>
    </style:style>
    <style:style style:name="P87" style:family="paragraph">
      <loext:graphic-properties draw:fill="none" draw:fill-color="#ffffff"/>
      <style:paragraph-properties fo:text-align="center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88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7ff3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/>
    </style:style>
    <style:style style:name="T9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10" style:family="text">
      <style:text-properties style:text-position="0% 100%" style:font-name-asian="OpenSymbol" style:font-size-asian="10pt" style:font-name-complex="OpenSymbol" style:font-size-complex="10pt"/>
    </style:style>
    <style:style style:name="T11" style:family="text">
      <style:text-properties style:text-position="0% 100%" officeooo:rsid="0037ca9f"/>
    </style:style>
    <style:style style:name="T12" style:family="text">
      <style:text-properties style:text-position="0% 100%" fo:font-weight="normal" style:font-name-asian="OpenSymbol" style:font-size-asian="10pt" style:font-weight-asian="normal" style:font-name-complex="OpenSymbol" style:font-size-complex="10pt" style:font-weight-complex="normal"/>
    </style:style>
    <style:style style:name="T13" style:family="text">
      <style:text-properties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4" style:family="text">
      <style:text-properties style:text-underline-style="none" fo:font-weight="normal" officeooo:rsid="0026d5e7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2pt" style:font-size-asian="2pt" style:font-size-complex="2pt"/>
    </style:style>
    <style:style style:name="T17" style:family="text">
      <style:text-properties style:font-name="OpenSymbol" fo:font-size="11pt" fo:font-style="normal" fo:font-weight="normal" fo:background-color="transparent" loext:char-shading-value="0" style:font-name-asian="OpenSymbol" style:font-size-asian="11pt" style:font-style-asian="normal" style:font-weight-asian="normal" style:font-name-complex="OpenSymbol" style:font-size-complex="11pt" style:font-style-complex="normal" style:font-weight-complex="normal"/>
    </style:style>
    <style:style style:name="T18" style:family="text">
      <style:text-properties style:font-name="OpenSymbol" fo:font-size="11pt" fo:font-style="normal" style:font-name-asian="OpenSymbol" style:font-size-asian="11pt" style:font-style-asian="normal" style:font-name-complex="OpenSymbol" style:font-size-complex="11pt" style:font-style-complex="normal"/>
    </style:style>
    <style:style style:name="T19" style:family="text">
      <style:text-properties style:use-window-font-color="true" loext:opacity="0%" style:font-name="Bitstream Vera Sans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use-window-font-color="true" loext:opacity="0%" style:font-name="Bitstream Vera Sans3" fo:font-size="10pt" fo:font-style="normal" style:text-underline-style="none" fo:font-weight="normal" officeooo:rsid="0026d5e7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use-window-font-color="true" loext:opacity="0%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use-window-font-color="true" loext:opacity="0%" style:text-position="0% 100%" style:font-name="Bitstream Vera Sans3" fo:font-size="10pt" fo:font-style="normal" style:text-underline-style="none" fo:font-weight="normal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3" style:family="text">
      <style:text-properties style:use-window-font-color="true" loext:opacity="0%" style:text-position="0% 100%" style:font-name="Bitstream Vera Sans3" fo:font-size="10pt" fo:font-style="normal" style:text-underline-style="none" fo:font-weight="normal" officeooo:rsid="003da4ac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4" style:family="text">
      <style:text-properties style:use-window-font-color="true" loext:opacity="0%" style:text-position="0% 100%" style:font-name="Bitstream Vera Sans3" fo:font-size="10pt" fo:font-style="italic" style:text-underline-style="none" fo:font-weight="normal" fo:background-color="#ffff00" loext:char-shading-value="0" style:font-name-asian="OpenSymbol" style:font-size-asian="10pt" style:font-style-asian="italic" style:font-weight-asian="normal" style:font-name-complex="OpenSymbol" style:font-size-complex="10pt" style:font-style-complex="italic" style:font-weight-complex="normal"/>
    </style:style>
    <style:style style:name="T25" style:family="text">
      <style:text-properties style:use-window-font-color="true" loext:opacity="0%" style:text-position="0% 100%" style:text-underline-style="none" fo:font-weight="normal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style:use-window-font-color="true" loext:opacity="0%" style:text-position="0% 100%" style:text-underline-style="none" fo:font-weight="normal" officeooo:rsid="0032a65a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color="#000000" loext:opacity="100%" style:font-name="Bitstream Vera Sans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loext:opacity="100%" style:font-name="Bitstream Vera Sans3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color="#000000" loext:opacity="100%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b2b2b2" loext:opacity="100%" style:text-position="0% 100%" style:text-underline-style="none" fo:font-weight="normal" officeooo:rsid="0032a65a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32" style:family="text">
      <style:text-properties fo:color="#b2b2b2" loext:opacity="100%"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33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_5f_Formule_5f_corrigée">
      <style:graphic-properties style:vertical-pos="middle" style:vertical-rel="text" style:horizontal-pos="from-left" style:horizontal-rel="paragraph-content" draw:fill-color="#ffff00" draw:ole-draw-aspect="1"/>
    </style:style>
    <style:style style:name="fr5" style:family="graphic" style:parent-style-name="_5f_Formule_5f_corrigée">
      <style:graphic-properties style:vertical-pos="from-top" style:horizontal-pos="from-left" style:horizontal-rel="paragraph-content" draw:fill-color="#ffff00" draw:ole-draw-aspect="1"/>
    </style:style>
    <style:style style:name="fr6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7" style:family="graphic" style:parent-style-name="_5f_Formule_5f_corrigée">
      <style:graphic-properties style:vertical-pos="middle" style:vertical-rel="text" style:horizontal-pos="from-left" style:horizontal-rel="paragraph-content" draw:fill-color="#ffff00" draw:wrap-influence-on-position="once-concurrent" loext:allow-overlap="true" draw:ole-draw-aspect="1"/>
    </style:style>
    <style:style style:name="fr8" style:family="graphic" style:parent-style-name="Formula">
      <style:graphic-properties fo:margin-left="0cm" fo:margin-right="0cm" fo:margin-top="0cm" fo:margin-bottom="0.079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9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draw:fill="solid" draw:fill-color="#ffff00" draw:ole-draw-aspect="1"/>
    </style:style>
    <style:style style:name="fr1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1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draw:fill="solid" draw:fill-color="#ffff00" draw:wrap-influence-on-position="once-concurrent" loext:allow-overlap="true" draw:ole-draw-aspect="1"/>
    </style:style>
    <style:style style:name="fr14" style:family="graphic" style:parent-style-name="Formula">
      <style:graphic-properties fo:margin-left="0cm" fo:margin-right="0cm" fo:margin-top="0cm" fo:margin-bottom="0.041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-sep style:width="0.021cm" style:color="#b2b2b2" style:height="100%" style:style="solid"/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gr1" style:family="graphic">
      <style:graphic-properties draw:stroke="none" draw:fill="solid" draw:fill-color="#ffff00" draw:textarea-horizontal-align="justify" draw:textarea-vertical-align="middle" draw:auto-grow-height="false" fo:min-height="0.734cm" fo:min-width="1.058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ffff00" draw:opacity="100%" draw:textarea-horizontal-align="justify" draw:textarea-vertical-align="middle" draw:auto-grow-height="false" fo:min-height="0.734cm" fo:min-width="1.099cm" draw:shadow-opacity="100%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90466474" text:style-name="Num_5f_Exo">
        <text:list-item>
          <text:h text:style-name="P51" text:outline-level="1"><text:span text:style-name="corps"> </text:span><text:span text:style-name="corps"><text:span text:style-name="T15">Pour chaque ligne du tableau, trois réponses sont proposées et une seule est exacte.</text:span></text:span></text:h>
        </text:list-item>
      </text:list>
      <text:h text:style-name="P52" text:outline-level="1"><draw:custom-shape text:anchor-type="paragraph" draw:z-index="99" draw:name="Forme6" draw:style-name="gr1" draw:text-style-name="P83" svg:width="1.059cm" svg:height="0.735cm" svg:x="14.379cm" svg:y="8.264cm"><text:p/><draw:enhanced-geometry svg:viewBox="0 0 21600 21600" draw:type="rectangle" draw:enhanced-path="M 0 0 L 21600 0 21600 21600 0 21600 0 0 Z N"/></draw:custom-shape><text:span text:style-name="corps"><text:span text:style-name="T15">Entoure la bonne réponse.</text:span></text:span></text:h>
      <table:table table:name="Tableau14" table:style-name="Tableau14">
        <table:table-column table:style-name="Tableau14.A"/>
        <table:table-column table:style-name="Tableau14.B"/>
        <table:table-column table:style-name="Tableau14.C" table:number-columns-repeated="2"/>
        <table:table-column table:style-name="Tableau14.E"/>
        <table:table-row table:style-name="TableLine2374042477984">
          <table:table-cell table:style-name="Tableau14.A1" office:value-type="string">
            <text:p text:style-name="P33"><draw:custom-shape text:anchor-type="paragraph" draw:z-index="95" draw:name="Forme5" draw:style-name="gr2" draw:text-style-name="P84" svg:width="1.1cm" svg:height="0.735cm" svg:x="14.194cm" svg:y="4.002cm"><text:p/><draw:enhanced-geometry svg:viewBox="0 0 21600 21600" draw:type="rectangle" draw:enhanced-path="M 0 0 L 21600 0 21600 21600 0 21600 0 0 Z N"/></draw:custom-shape></text:p>
          </table:table-cell>
          <table:table-cell table:style-name="Tableau14.B1" office:value-type="string">
            <text:p text:style-name="P34"/>
          </table:table-cell>
          <table:table-cell table:style-name="Tableau14.C1" office:value-type="string">
            <text:p text:style-name="P35">A</text:p>
          </table:table-cell>
          <table:table-cell table:style-name="Tableau14.C1" office:value-type="string">
            <text:p text:style-name="P35">B</text:p>
          </table:table-cell>
          <table:table-cell table:style-name="Tableau14.E1" office:value-type="string">
            <text:p text:style-name="P35">C</text:p>
          </table:table-cell>
        </table:table-row>
        <table:table-row table:style-name="TableLine2374042553328">
          <table:table-cell table:style-name="Tableau14.A1" office:value-type="string">
            <text:list xml:id="list3053293615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10" office:value-type="string">
            <text:p text:style-name="P34"><draw:frame draw:style-name="fr3" draw:name="Objet55" text:anchor-type="as-char" svg:width="1.229cm" svg:height="0.87cm" draw:z-index="24"><draw:object xlink:href="./Object 16" xlink:type="simple" xlink:show="embed" xlink:actuate="onLoad"/><draw:image xlink:href="./ObjectReplacements/Object 16" xlink:type="simple" xlink:show="embed" xlink:actuate="onLoad"/><svg:desc>formule</svg:desc></draw:frame><text:s/>est égal à :</text:p>
          </table:table-cell>
          <table:table-cell table:style-name="Tableau14.D10" office:value-type="string">
            <text:p text:style-name="P28"><draw:frame draw:style-name="fr3" draw:name="Objet63" text:anchor-type="as-char" svg:width="0.497cm" svg:height="0.87cm" draw:z-index="25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</table:table-cell>
          <table:table-cell table:style-name="Tableau14.D2" office:value-type="string">
            <text:p text:style-name="P31"><draw:frame draw:style-name="fr7" draw:name="Objet2" text:anchor-type="as-char" svg:width="1.214cm" svg:height="0.87cm" draw:z-index="94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14.E8" office:value-type="string">
            <text:p text:style-name="P29"><text:s/><draw:frame draw:style-name="fr3" draw:name="Objet3" text:anchor-type="as-char" svg:width="1.205cm" svg:height="0.87cm" draw:z-index="26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</table:table-row>
        <table:table-row table:style-name="TableLine2374042551968">
          <table:table-cell table:style-name="Tableau14.A1" office:value-type="string">
            <text:list xml:id="list205151075799544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4"><draw:frame draw:style-name="fr3" draw:name="Objet77" text:anchor-type="as-char" svg:width="0.935cm" svg:height="0.87cm" draw:z-index="27"><draw:object xlink:href="./Object 20" xlink:type="simple" xlink:show="embed" xlink:actuate="onLoad"/><draw:image xlink:href="./ObjectReplacements/Object 20" xlink:type="simple" xlink:show="embed" xlink:actuate="onLoad"/><svg:desc>formule</svg:desc></draw:frame><text:s/>est égal à :</text:p>
          </table:table-cell>
          <table:table-cell table:style-name="Tableau14.C3">
            <text:p text:style-name="P38"><draw:frame draw:style-name="fr3" draw:name="Objet78" text:anchor-type="as-char" svg:width="0.716cm" svg:height="0.87cm" draw:z-index="28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14.B3" office:value-type="string">
            <text:p text:style-name="P39"><draw:frame draw:style-name="fr3" draw:name="Objet79" text:anchor-type="as-char" svg:width="0.492cm" svg:height="0.87cm" draw:z-index="29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14.E3" office:value-type="string">
            <text:p text:style-name="P39"><draw:frame draw:style-name="fr11" draw:name="Objet80" text:anchor-type="as-char" svg:width="0.716cm" svg:height="0.87cm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</table:table-row>
        <table:table-row table:style-name="TableLine2374042561216">
          <table:table-cell table:style-name="Tableau14.A1" office:value-type="string">
            <text:list xml:id="list205151015909939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10" office:value-type="string">
            <text:p text:style-name="P30"><text:span text:style-name="T8"><draw:frame draw:style-name="fr6" draw:name="Objet81" text:anchor-type="as-char" svg:width="1.018cm" svg:height="0.87cm" draw:z-index="31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"><text:s/>est égal à :</text:span></text:p>
          </table:table-cell>
          <table:table-cell table:style-name="Tableau14.D6" office:value-type="string">
            <text:p text:style-name="P36"><draw:frame draw:style-name="fr3" draw:name="Objet87" text:anchor-type="as-char" svg:width="0.84cm" svg:height="0.87cm" draw:z-index="32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14.D6" office:value-type="string">
            <text:p text:style-name="P36"><draw:frame draw:style-name="fr11" draw:name="Objet88" text:anchor-type="as-char" svg:width="0.721cm" svg:height="0.87cm" draw:z-index="33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14.E4" office:value-type="string">
            <text:p text:style-name="P36">1</text:p>
          </table:table-cell>
        </table:table-row>
        <table:table-row table:style-name="TableLine2374042545168">
          <table:table-cell table:style-name="Tableau14.A1" office:value-type="string">
            <text:list xml:id="list205152148380040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4"><text:span text:style-name="T8"><draw:frame draw:style-name="fr6" draw:name="Objet89" text:anchor-type="as-char" svg:width="1.515cm" svg:height="0.87cm" draw:z-index="34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8"><text:s/>est :</text:span></text:p>
          </table:table-cell>
          <table:table-cell table:style-name="Tableau14.B3" office:value-type="string">
            <text:p text:style-name="P32"><text:span text:style-name="_5f_variables"><text:span text:style-name="T17"></text:span></text:span> 0</text:p>
          </table:table-cell>
          <table:table-cell table:style-name="Tableau14.B3" office:value-type="string">
            <text:p text:style-name="P32"><draw:custom-shape text:anchor-type="paragraph" draw:z-index="97" draw:name="Forme5_1" draw:style-name="gr2" draw:text-style-name="P84" svg:width="1.1cm" svg:height="0.735cm" svg:x="6.994cm" svg:y="7.5cm"><text:p/><draw:enhanced-geometry svg:viewBox="0 0 21600 21600" draw:type="rectangle" draw:enhanced-path="M 0 0 L 21600 0 21600 21600 0 21600 0 0 Z N"/></draw:custom-shape><text:span text:style-name="_5f_opensymbol"><text:span text:style-name="T18"></text:span></text:span> 0</text:p>
          </table:table-cell>
          <table:table-cell table:style-name="Tableau14.E19" office:value-type="string">
            <text:p text:style-name="P36">nul</text:p>
          </table:table-cell>
        </table:table-row>
        <table:table-row table:style-name="TableLine2374042554960">
          <table:table-cell table:style-name="Tableau14.A1" office:value-type="string">
            <text:list xml:id="list205150314568893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10" office:value-type="string">
            <text:p text:style-name="P34"><draw:frame draw:style-name="fr12" draw:name="Objet93" text:anchor-type="as-char" svg:width="1.499cm" svg:height="0.96cm" draw:z-index="35"><draw:object xlink:href="./Object 28" xlink:type="simple" xlink:show="embed" xlink:actuate="onLoad"/><draw:image xlink:href="./ObjectReplacements/Object 28" xlink:type="simple" xlink:show="embed" xlink:actuate="onLoad"/><svg:desc>formule</svg:desc></draw:frame><text:s/><text:span text:style-name="T8">e</text:span><text:span text:style-name="T11">s</text:span><text:span text:style-name="T8">t égal à :</text:span></text:p>
          </table:table-cell>
          <table:table-cell table:style-name="Tableau14.C6" office:value-type="float" office:value="4">
            <text:p text:style-name="P37">4</text:p>
          </table:table-cell>
          <table:table-cell table:style-name="Tableau14.D6" office:value-type="string">
            <text:p text:style-name="P36"><draw:frame draw:style-name="fr3" draw:name="Objet94" text:anchor-type="as-char" svg:width="0.497cm" svg:height="0.87cm" draw:z-index="36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14.E6">
            <text:p text:style-name="P36"><draw:frame draw:style-name="fr11" draw:name="Objet95" text:anchor-type="as-char" svg:width="0.492cm" svg:height="0.87cm" draw:z-index="37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</table:table-row>
        <table:table-row table:style-name="TableLine2374042548432">
          <table:table-cell table:style-name="Tableau14.A1" office:value-type="string">
            <text:list xml:id="list205151608738598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4"><text:span text:style-name="T8"><draw:frame draw:style-name="fr14" draw:name="Objet4" text:anchor-type="as-char" svg:width="0.933cm" svg:height="0.997cm" draw:z-index="38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8"><text:s/>est égal à :</text:span></text:p>
          </table:table-cell>
          <table:table-cell table:style-name="Tableau14.B3" office:value-type="string">
            <text:p text:style-name="P36"><draw:frame draw:style-name="fr11" draw:name="Objet97" text:anchor-type="as-char" svg:width="1.041cm" svg:height="1cm" draw:z-index="39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14.B3" office:value-type="string">
            <text:p text:style-name="P28"><draw:frame draw:style-name="fr3" draw:name="Objet5" text:anchor-type="as-char" svg:width="1.296cm" svg:height="1cm" draw:z-index="40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14.E7" office:value-type="string">
            <text:p text:style-name="P28"><draw:frame draw:style-name="fr3" draw:name="Objet6" text:anchor-type="as-char" svg:width="0.492cm" svg:height="0.87cm" draw:z-index="41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</table:table-row>
        <table:table-row table:style-name="TableLine2374042553872">
          <table:table-cell table:style-name="Tableau14.A1" office:value-type="string">
            <text:list xml:id="list205150127430746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10" office:value-type="string">
            <text:p text:style-name="P34"><draw:frame draw:style-name="fr6" draw:name="Objet102" text:anchor-type="as-char" svg:width="2.14cm" svg:height="0.87cm" draw:z-index="42"><draw:object xlink:href="./Object 35" xlink:type="simple" xlink:show="embed" xlink:actuate="onLoad"/><draw:image xlink:href="./ObjectReplacements/Object 35" xlink:type="simple" xlink:show="embed" xlink:actuate="onLoad"/><svg:desc>formule</svg:desc></draw:frame><text:s/><text:span text:style-name="T8">est égal à :</text:span></text:p>
          </table:table-cell>
          <table:table-cell table:style-name="Tableau14.D10" office:value-type="string">
            <text:p text:style-name="P28"><draw:frame draw:style-name="fr3" draw:name="Objet116" text:anchor-type="as-char" svg:width="0.944cm" svg:height="0.87cm" draw:z-index="43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14.D8" office:value-type="float" office:value="18">
            <text:p text:style-name="P31"><draw:custom-shape text:anchor-type="paragraph" draw:z-index="96" draw:name="Forme5_0" draw:style-name="gr2" draw:text-style-name="P84" svg:width="1.1cm" svg:height="0.735cm" svg:x="6.994cm" svg:y="4.687cm"><text:p/><draw:enhanced-geometry svg:viewBox="0 0 21600 21600" draw:type="rectangle" draw:enhanced-path="M 0 0 L 21600 0 21600 21600 0 21600 0 0 Z N"/></draw:custom-shape><draw:custom-shape text:anchor-type="paragraph" draw:z-index="98" draw:name="Forme5_2" draw:style-name="gr2" draw:text-style-name="P84" svg:width="1.1cm" svg:height="0.735cm" svg:x="6.994cm" svg:y="4.002cm"><text:p/><draw:enhanced-geometry svg:viewBox="0 0 21600 21600" draw:type="rectangle" draw:enhanced-path="M 0 0 L 21600 0 21600 21600 0 21600 0 0 Z N"/></draw:custom-shape>18</text:p>
          </table:table-cell>
          <table:table-cell table:style-name="Tableau14.E8" office:value-type="string">
            <text:p text:style-name="P28"><draw:frame draw:style-name="fr3" draw:name="Objet117" text:anchor-type="as-char" svg:width="0.721cm" svg:height="0.87cm" draw:z-index="44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</table:table-row>
        <table:table-row table:style-name="TableLine2374042553600">
          <table:table-cell table:style-name="Tableau14.A1" office:value-type="string">
            <text:list xml:id="list205151820812225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4"><draw:frame draw:style-name="fr12" draw:name="Objet123" text:anchor-type="as-char" svg:width="2.316cm" svg:height="0.96cm" draw:z-index="45"><draw:object xlink:href="./Object 38" xlink:type="simple" xlink:show="embed" xlink:actuate="onLoad"/><draw:image xlink:href="./ObjectReplacements/Object 38" xlink:type="simple" xlink:show="embed" xlink:actuate="onLoad"/><svg:desc>formule</svg:desc></draw:frame><text:s/><text:span text:style-name="T8">est égal à :</text:span></text:p>
          </table:table-cell>
          <table:table-cell table:style-name="Tableau14.C9">
            <text:p text:style-name="P36"><draw:frame draw:style-name="fr11" draw:name="Objet124" text:anchor-type="as-char" svg:width="1.064cm" svg:height="0.87cm" draw:z-index="46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  <table:table-cell table:style-name="Tableau14.C9">
            <text:p text:style-name="P36"><draw:frame draw:style-name="fr3" draw:name="Objet128" text:anchor-type="as-char" svg:width="0.716cm" svg:height="0.87cm" draw:z-index="47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  <table:table-cell table:style-name="Tableau14.E9">
            <text:p text:style-name="P36"><draw:frame draw:style-name="fr3" draw:name="Objet129" text:anchor-type="as-char" svg:width="0.716cm" svg:height="0.87cm" draw:z-index="48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able:table-cell>
        </table:table-row>
        <table:table-row table:style-name="TableLine2374042556320">
          <table:table-cell table:style-name="Tableau14.A1" office:value-type="string">
            <text:list xml:id="list205151975281405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10" office:value-type="string">
            <text:p text:style-name="P34"><draw:frame draw:style-name="fr6" draw:name="Objet130" text:anchor-type="as-char" svg:width="1.533cm" svg:height="0.409cm" draw:z-index="49"><draw:object xlink:href="./Object 42" xlink:type="simple" xlink:show="embed" xlink:actuate="onLoad"/><draw:image xlink:href="./ObjectReplacements/Object 42" xlink:type="simple" xlink:show="embed" xlink:actuate="onLoad"/><svg:desc>formule</svg:desc></draw:frame><text:s/><text:span text:style-name="T8">est égal à :</text:span></text:p>
          </table:table-cell>
          <table:table-cell table:style-name="Tableau14.D10" office:value-type="string">
            <text:p text:style-name="P38"><draw:frame draw:style-name="fr3" draw:name="Objet131" text:anchor-type="as-char" svg:width="1.406cm" svg:height="0.87cm" draw:z-index="50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  <table:table-cell table:style-name="Tableau14.D10" office:value-type="string">
            <text:p text:style-name="P28"><draw:frame draw:style-name="fr3" draw:name="Objet132" text:anchor-type="as-char" svg:width="0.84cm" svg:height="0.87cm" draw:z-index="51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able:table-cell>
          <table:table-cell table:style-name="Tableau14.E10" office:value-type="string">
            <text:p text:style-name="P36"><draw:frame draw:style-name="fr13" draw:name="Objet133" text:anchor-type="as-char" svg:width="1.147cm" svg:height="0.87cm" draw:z-index="52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able:table-cell>
        </table:table-row>
        <table:table-row table:style-name="TableLine2374042555232">
          <table:table-cell table:style-name="Tableau14.A1" office:value-type="string">
            <text:list xml:id="list205151830105291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34"><text:span text:style-name="T8"><draw:frame draw:style-name="fr6" draw:name="Objet7" text:anchor-type="as-char" svg:width="2.245cm" svg:height="0.409cm" draw:z-index="53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8"><text:s/>est égal à :</text:span></text:p>
          </table:table-cell>
          <table:table-cell table:style-name="Tableau14.B3" office:value-type="string">
            <text:p text:style-name="P40"><draw:frame draw:style-name="fr3" draw:name="Objet8" text:anchor-type="as-char" svg:width="0.492cm" svg:height="0.87cm" draw:z-index="54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</table:table-cell>
          <table:table-cell table:style-name="Tableau14.B3" office:value-type="string">
            <text:p text:style-name="P38"><draw:frame draw:style-name="fr11" draw:name="Objet135" text:anchor-type="as-char" svg:width="0.787cm" svg:height="0.87cm" draw:z-index="55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</table:table-cell>
          <table:table-cell table:style-name="Tableau14.E11" office:value-type="string">
            <text:p text:style-name="P38"><draw:frame draw:style-name="fr3" draw:name="Objet137" text:anchor-type="as-char" svg:width="1.122cm" svg:height="0.87cm" draw:z-index="56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</table:table-cell>
        </table:table-row>
        <table:table-row table:style-name="TableLine2374042545984">
          <table:table-cell table:style-name="Tableau14.A1" office:value-type="string">
            <text:list xml:id="list205151094293165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12" office:value-type="string">
            <text:p text:style-name="P45"><draw:frame draw:style-name="fr12" draw:name="Objet19" text:anchor-type="as-char" svg:width="2.357cm" svg:height="0.96cm" draw:z-index="57"><draw:object xlink:href="./Object 64" xlink:type="simple" xlink:show="embed" xlink:actuate="onLoad"/><draw:image xlink:href="./ObjectReplacements/Object 64" xlink:type="simple" xlink:show="embed" xlink:actuate="onLoad"/><svg:desc>formule</svg:desc></draw:frame><text:s/>est égal à :</text:p>
          </table:table-cell>
          <table:table-cell table:style-name="Tableau14.C12">
            <text:p text:style-name="P48"><draw:frame draw:style-name="fr3" draw:name="Objet20" text:anchor-type="as-char" svg:width="0.972cm" svg:height="0.87cm" draw:z-index="58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  <table:table-cell table:style-name="Tableau14.D12" office:value-type="string">
            <text:p text:style-name="P49"><draw:frame draw:style-name="fr11" draw:name="Objet21" text:anchor-type="as-char" svg:width="0.972cm" svg:height="0.87cm" draw:z-index="59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</table:table-cell>
          <table:table-cell table:style-name="Tableau14.E12" office:value-type="string">
            <text:p text:style-name="P49"><draw:frame draw:style-name="fr3" draw:name="Objet22" text:anchor-type="as-char" svg:width="0.423cm" svg:height="0.409cm" draw:z-index="60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</table:table-row>
        <table:table-row table:style-name="TableLine2374042557136">
          <table:table-cell table:style-name="Tableau14.A1" office:value-type="string">
            <text:list xml:id="list205151660130804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2"><text:span text:style-name="T8"><draw:frame draw:style-name="fr6" draw:name="Objet23" text:anchor-type="as-char" svg:width="1.235cm" svg:height="0.87cm" draw:z-index="61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8"><text:s/>est égal à :</text:span></text:p>
          </table:table-cell>
          <table:table-cell table:style-name="Tableau14.B3" office:value-type="string">
            <text:p text:style-name="P47"><draw:frame draw:style-name="fr3" draw:name="Objet24" text:anchor-type="as-char" svg:width="0.84cm" svg:height="0.87cm" draw:z-index="62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</table:table-cell>
          <table:table-cell table:style-name="Tableau14.B3" office:value-type="string">
            <text:p text:style-name="P47"><draw:frame draw:style-name="fr3" draw:name="Objet26" text:anchor-type="as-char" svg:width="0.972cm" svg:height="0.87cm" draw:z-index="63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</table:table-cell>
          <table:table-cell table:style-name="Tableau14.E19" office:value-type="string">
            <text:p text:style-name="P47"><draw:frame draw:style-name="fr11" draw:name="Objet27" text:anchor-type="as-char" svg:width="0.84cm" svg:height="0.87cm" draw:z-index="66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</table:table-cell>
        </table:table-row>
        <table:table-row table:style-name="TableLine2374042561488">
          <table:table-cell table:style-name="Tableau14.A1" office:value-type="string">
            <text:list xml:id="list205151613213323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14" office:value-type="string">
            <text:p text:style-name="P46"><text:span text:style-name="T8"><draw:frame draw:style-name="fr6" draw:name="Objet28" text:anchor-type="as-char" svg:width="1.018cm" svg:height="0.87cm" draw:z-index="67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8"><text:s/>est égal à :</text:span></text:p>
          </table:table-cell>
          <table:table-cell table:style-name="Tableau14.D14" office:value-type="string">
            <text:p text:style-name="P43"><draw:frame draw:style-name="fr11" draw:name="Objet29" text:anchor-type="as-char" svg:width="0.716cm" svg:height="0.87cm" draw:z-index="68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</table:table-cell>
          <table:table-cell table:style-name="Tableau14.D14" office:value-type="string">
            <text:p text:style-name="P43"><draw:frame draw:style-name="fr3" draw:name="Objet30" text:anchor-type="as-char" svg:width="0.716cm" svg:height="0.87cm" draw:z-index="69"><draw:object xlink:href="./Object 74" xlink:type="simple" xlink:show="embed" xlink:actuate="onLoad"/><draw:image xlink:href="./ObjectReplacements/Object 74" xlink:type="simple" xlink:show="embed" xlink:actuate="onLoad"/><svg:desc>formule</svg:desc></draw:frame></text:p>
          </table:table-cell>
          <table:table-cell table:style-name="Tableau14.E14" office:value-type="string">
            <text:p text:style-name="P47"><draw:frame draw:style-name="fr3" draw:name="Objet31" text:anchor-type="as-char" svg:width="0.716cm" svg:height="0.87cm" draw:z-index="70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</table:table-row>
        <table:table-row table:style-name="TableLine2374042556048">
          <table:table-cell table:style-name="Tableau14.A1" office:value-type="string">
            <text:list xml:id="list205150967682501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5"><draw:frame draw:style-name="fr12" draw:name="Objet32" text:anchor-type="as-char" svg:width="1.499cm" svg:height="0.96cm" draw:z-index="71"><draw:object xlink:href="./Object 76" xlink:type="simple" xlink:show="embed" xlink:actuate="onLoad"/><draw:image xlink:href="./ObjectReplacements/Object 76" xlink:type="simple" xlink:show="embed" xlink:actuate="onLoad"/><svg:desc>formule</svg:desc></draw:frame><text:s/><text:span text:style-name="T8">est égal à :</text:span></text:p>
          </table:table-cell>
          <table:table-cell table:style-name="Tableau14.C3" office:value-type="float" office:value="2">
            <text:p text:style-name="P47">2</text:p>
          </table:table-cell>
          <table:table-cell table:style-name="Tableau14.B3" office:value-type="string">
            <text:p text:style-name="P47"><draw:frame draw:style-name="fr3" draw:name="Objet34" text:anchor-type="as-char" svg:width="0.497cm" svg:height="0.87cm" draw:z-index="72"><draw:object xlink:href="./Object 77" xlink:type="simple" xlink:show="embed" xlink:actuate="onLoad"/><draw:image xlink:href="./ObjectReplacements/Object 77" xlink:type="simple" xlink:show="embed" xlink:actuate="onLoad"/><svg:desc>formule</svg:desc></draw:frame></text:p>
          </table:table-cell>
          <table:table-cell table:style-name="Tableau14.E15">
            <text:p text:style-name="P47"><draw:frame draw:style-name="fr11" draw:name="Objet35" text:anchor-type="as-char" svg:width="0.721cm" svg:height="0.87cm" draw:z-index="73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</table:table-cell>
        </table:table-row>
        <table:table-row table:style-name="TableLine2374042557680">
          <table:table-cell table:style-name="Tableau14.A1" office:value-type="string">
            <text:list xml:id="list205151036706129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16" office:value-type="string">
            <text:p text:style-name="P45"><draw:frame draw:style-name="fr6" draw:name="Objet96" text:anchor-type="as-char" svg:width="1.743cm" svg:height="0.87cm" draw:z-index="74"><draw:object xlink:href="./Object 79" xlink:type="simple" xlink:show="embed" xlink:actuate="onLoad"/><draw:image xlink:href="./ObjectReplacements/Object 79" xlink:type="simple" xlink:show="embed" xlink:actuate="onLoad"/><svg:desc>formule</svg:desc></draw:frame><text:s/><text:span text:style-name="T8">est égal à :</text:span></text:p>
          </table:table-cell>
          <table:table-cell table:style-name="Tableau14.C16" office:value-type="string">
            <text:p text:style-name="P47"><draw:frame draw:style-name="fr11" draw:name="Objet37" text:anchor-type="as-char" svg:width="0.84cm" svg:height="0.87cm" draw:z-index="75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  <table:table-cell table:style-name="Tableau14.D16" office:value-type="string">
            <text:p text:style-name="P41"><draw:frame draw:style-name="fr3" draw:name="Objet98" text:anchor-type="as-char" svg:width="0.7cm" svg:height="0.409cm" draw:z-index="76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14.E16" office:value-type="string">
            <text:p text:style-name="P41"><draw:frame draw:style-name="fr3" draw:name="Objet101" text:anchor-type="as-char" svg:width="0.716cm" svg:height="0.87cm" draw:z-index="77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</table:table-row>
        <table:table-row table:style-name="TableLine2374042548160">
          <table:table-cell table:style-name="Tableau14.A1" office:value-type="string">
            <text:list xml:id="list205150555841725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5"><draw:frame draw:style-name="fr6" draw:name="Objet38" text:anchor-type="as-char" svg:width="2.191cm" svg:height="0.87cm" draw:z-index="78"><draw:object xlink:href="./Object 83" xlink:type="simple" xlink:show="embed" xlink:actuate="onLoad"/><draw:image xlink:href="./ObjectReplacements/Object 83" xlink:type="simple" xlink:show="embed" xlink:actuate="onLoad"/><svg:desc>formule</svg:desc></draw:frame><text:s/><text:span text:style-name="T8">est égal à :</text:span></text:p>
          </table:table-cell>
          <table:table-cell table:style-name="Tableau14.B3" office:value-type="string">
            <text:p text:style-name="P41"><draw:frame draw:style-name="fr3" draw:name="Objet40" text:anchor-type="as-char" svg:width="0.716cm" svg:height="0.87cm" draw:z-index="79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</table:table-cell>
          <table:table-cell table:style-name="Tableau14.C3" office:value-type="float" office:value="5">
            <text:p text:style-name="P44">5</text:p>
          </table:table-cell>
          <table:table-cell table:style-name="Tableau14.E17" office:value-type="string">
            <text:p text:style-name="P41"><draw:frame draw:style-name="fr11" draw:name="Objet41" text:anchor-type="as-char" svg:width="0.716cm" svg:height="0.87cm" draw:z-index="80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</table:table-cell>
        </table:table-row>
        <table:table-row table:style-name="TableLine2374042549792">
          <table:table-cell table:style-name="Tableau14.A1" office:value-type="string">
            <text:list xml:id="list205151270206828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18" office:value-type="string">
            <text:p text:style-name="P45"><draw:frame draw:style-name="fr12" draw:name="Objet42" text:anchor-type="as-char" svg:width="2.316cm" svg:height="0.96cm" draw:z-index="81"><draw:object xlink:href="./Object 86" xlink:type="simple" xlink:show="embed" xlink:actuate="onLoad"/><draw:image xlink:href="./ObjectReplacements/Object 86" xlink:type="simple" xlink:show="embed" xlink:actuate="onLoad"/><svg:desc>formule</svg:desc></draw:frame><text:s/><text:span text:style-name="T8">est égal à :</text:span></text:p>
          </table:table-cell>
          <table:table-cell table:style-name="Tableau14.C18">
            <text:p text:style-name="P47"><draw:frame draw:style-name="fr11" draw:name="Objet43" text:anchor-type="as-char" svg:width="0.84cm" svg:height="0.87cm" draw:z-index="83"><draw:object xlink:href="./Object 87" xlink:type="simple" xlink:show="embed" xlink:actuate="onLoad"/><draw:image xlink:href="./ObjectReplacements/Object 87" xlink:type="simple" xlink:show="embed" xlink:actuate="onLoad"/><svg:desc>formule</svg:desc></draw:frame></text:p>
          </table:table-cell>
          <table:table-cell table:style-name="Tableau14.C18">
            <text:p text:style-name="P47"><draw:frame draw:style-name="fr3" draw:name="Objet45" text:anchor-type="as-char" svg:width="0.748cm" svg:height="0.87cm" draw:z-index="85"><draw:object xlink:href="./Object 88" xlink:type="simple" xlink:show="embed" xlink:actuate="onLoad"/><draw:image xlink:href="./ObjectReplacements/Object 88" xlink:type="simple" xlink:show="embed" xlink:actuate="onLoad"/><svg:desc>formule</svg:desc></draw:frame></text:p>
          </table:table-cell>
          <table:table-cell table:style-name="Tableau14.E18">
            <text:p text:style-name="P47"><draw:frame draw:style-name="fr3" draw:name="Objet47" text:anchor-type="as-char" svg:width="0.492cm" svg:height="0.87cm" draw:z-index="86"><draw:object xlink:href="./Object 89" xlink:type="simple" xlink:show="embed" xlink:actuate="onLoad"/><draw:image xlink:href="./ObjectReplacements/Object 89" xlink:type="simple" xlink:show="embed" xlink:actuate="onLoad"/><svg:desc>formule</svg:desc></draw:frame></text:p>
          </table:table-cell>
        </table:table-row>
        <table:table-row table:style-name="TableLine2374042551424">
          <table:table-cell table:style-name="Tableau14.A1" office:value-type="string">
            <text:list xml:id="list205150429600364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3" office:value-type="string">
            <text:p text:style-name="P45"><draw:frame draw:style-name="fr6" draw:name="Objet50" text:anchor-type="as-char" svg:width="1.743cm" svg:height="0.87cm" draw:z-index="87"><draw:object xlink:href="./Object 90" xlink:type="simple" xlink:show="embed" xlink:actuate="onLoad"/><draw:image xlink:href="./ObjectReplacements/Object 90" xlink:type="simple" xlink:show="embed" xlink:actuate="onLoad"/><svg:desc>formule</svg:desc></draw:frame><text:s/><text:span text:style-name="T8">est égal à :</text:span></text:p>
          </table:table-cell>
          <table:table-cell table:style-name="Tableau14.B3" office:value-type="string">
            <text:p text:style-name="P48"><draw:frame draw:style-name="fr11" draw:name="Objet51" text:anchor-type="as-char" svg:width="0.7cm" svg:height="0.409cm" draw:z-index="88"><draw:object xlink:href="./Object 91" xlink:type="simple" xlink:show="embed" xlink:actuate="onLoad"/><draw:image xlink:href="./ObjectReplacements/Object 91" xlink:type="simple" xlink:show="embed" xlink:actuate="onLoad"/><svg:desc>formule</svg:desc></draw:frame></text:p>
          </table:table-cell>
          <table:table-cell table:style-name="Tableau14.B3" office:value-type="string">
            <text:p text:style-name="P41"><draw:frame draw:style-name="fr3" draw:name="Objet52" text:anchor-type="as-char" svg:width="0.7cm" svg:height="0.409cm" draw:z-index="89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  <table:table-cell table:style-name="Tableau14.E19" office:value-type="string">
            <text:p text:style-name="P47"><draw:frame draw:style-name="fr3" draw:name="Objet53" text:anchor-type="as-char" svg:width="1.064cm" svg:height="0.87cm" draw:z-index="90"><draw:object xlink:href="./Object 93" xlink:type="simple" xlink:show="embed" xlink:actuate="onLoad"/><draw:image xlink:href="./ObjectReplacements/Object 93" xlink:type="simple" xlink:show="embed" xlink:actuate="onLoad"/><svg:desc>formule</svg:desc></draw:frame></text:p>
          </table:table-cell>
        </table:table-row>
        <table:table-row table:style-name="TableLine2374042566112">
          <table:table-cell table:style-name="Tableau14.A1" office:value-type="string">
            <text:list xml:id="list205151250794764" text:continue-numbering="true" text:style-name="liste_5f_abc">
              <text:list-item>
                <text:list>
                  <text:list-item>
                    <text:p text:style-name="P73"/>
                  </text:list-item>
                </text:list>
              </text:list-item>
            </text:list>
          </table:table-cell>
          <table:table-cell table:style-name="Tableau14.B20" office:value-type="string">
            <text:p text:style-name="P45"><draw:frame draw:style-name="fr6" draw:name="Objet134" text:anchor-type="as-char" svg:width="1.088cm" svg:height="1.79cm" draw:z-index="91"><draw:object xlink:href="./Object 94" xlink:type="simple" xlink:show="embed" xlink:actuate="onLoad"/><draw:image xlink:href="./ObjectReplacements/Object 94" xlink:type="simple" xlink:show="embed" xlink:actuate="onLoad"/><svg:desc>formule</svg:desc></draw:frame><text:s/><text:span text:style-name="T8">est égal à :</text:span></text:p>
          </table:table-cell>
          <table:table-cell table:style-name="Tableau14.C12" office:value-type="float" office:value="1">
            <text:p text:style-name="P50">1</text:p>
          </table:table-cell>
          <table:table-cell table:style-name="Tableau14.D20" office:value-type="string">
            <text:p text:style-name="P48"><draw:frame draw:style-name="fr3" draw:name="Objet54" text:anchor-type="as-char" svg:width="1.064cm" svg:height="0.87cm" draw:z-index="92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</table:table-cell>
          <table:table-cell table:style-name="Tableau14.E20" office:value-type="string">
            <text:p text:style-name="P48"><draw:frame draw:style-name="fr11" draw:name="Objet56" text:anchor-type="as-char" svg:width="1.064cm" svg:height="0.87cm" draw:z-index="93"><draw:object xlink:href="./Object 96" xlink:type="simple" xlink:show="embed" xlink:actuate="onLoad"/><draw:image xlink:href="./ObjectReplacements/Object 96" xlink:type="simple" xlink:show="embed" xlink:actuate="onLoad"/><svg:desc>formule</svg:desc></draw:frame></text:p>
          </table:table-cell>
        </table:table-row>
      </table:table>
      <text:h text:style-name="P52" text:outline-level="1"><text:span text:style-name="corps"><text:span text:style-name="T16"/></text:span></text:h>
      <text:list xml:id="list205152253848369" text:continue-list="list990466474" text:style-name="Num_5f_Exo">
        <text:list-item text:start-value="2">
          <text:h text:style-name="P53" text:outline-level="1" text:restart-numbering="true" text:start-value="2"><text:soft-page-break/> Calcule.</text:h>
        </text:list-item>
      </text:list>
      <text:section text:style-name="Sect1" text:name="Section8">
        <text:list xml:id="list1761464989" text:style-name="_5f_Numérotation_20_des_20_exercices_20_livrets">
          <text:list-header>
            <text:p text:style-name="P69"><draw:frame draw:style-name="fr3" draw:name="Objet12" text:anchor-type="as-char" svg:width="2.482cm" svg:height="0.87cm" draw:z-index="82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<text:list>
              <text:list-header>
                <text:p text:style-name="P62"><text:span text:style-name="_5f_pointillés_20_gris"><text:span text:style-name="T9"><draw:frame draw:style-name="fr5" draw:name="Objet1" text:anchor-type="as-char" svg:y="-0.402cm" svg:width="3.196cm" svg:height="0.87cm" draw:z-index="100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text:p text:style-name="P62"><text:span text:style-name="_5f_pointillés_20_gris"><text:span text:style-name="T9"><draw:frame draw:style-name="fr5" draw:name="Objet106" text:anchor-type="as-char" svg:y="-0.402cm" svg:width="2.674cm" svg:height="0.873cm" draw:z-index="141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/text:p>
                <text:p text:style-name="P62"><text:span text:style-name="_5f_pointillés_20_gris"><text:span text:style-name="T9"><draw:frame draw:style-name="fr4" draw:name="Objet9" text:anchor-type="as-char" svg:width="1.663cm" svg:height="0.873cm" draw:z-index="101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      <text:p text:style-name="P61"><text:span text:style-name="_5f_signe"><text:span text:style-name="T7"/></text:span></text:p>
              </text:list-header>
            </text:list>
            <text:p text:style-name="P76"><draw:frame draw:style-name="fr3" draw:name="Objet13" text:anchor-type="as-char" svg:width="2.351cm" svg:height="0.873cm" draw:z-index="103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<text:list text:continue-numbering="true">
              <text:list-header>
                <text:p text:style-name="P62"><text:span text:style-name="_5f_pointillés_20_gris"><text:span text:style-name="T9"><draw:frame draw:style-name="fr4" draw:name="Objet14" text:anchor-type="as-char" svg:width="2.127cm" svg:height="0.873cm" draw:z-index="104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/text:p>
              </text:list-header>
            </text:list>
            <text:p text:style-name="P62"><text:span text:style-name="_5f_pointillés_20_gris"><text:span text:style-name="T9"><draw:frame draw:style-name="fr4" draw:name="Objet15" text:anchor-type="as-char" svg:width="2.351cm" svg:height="0.873cm" draw:z-index="105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/text:p>
            <text:p text:style-name="P63"><text:span text:style-name="_5f_pointillés_20_gris"><text:span text:style-name="T10"><draw:frame draw:style-name="fr4" draw:name="Objet11" text:anchor-type="as-char" svg:width="1.395cm" svg:height="0.873cm" draw:z-index="10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  <text:p text:style-name="P75"><text:span text:style-name="_5f_signe"><text:span text:style-name="T7"><draw:frame draw:style-name="fr3" draw:name="Objet16" text:anchor-type="as-char" svg:width="2.143cm" svg:height="0.87cm" draw:z-index="84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/text:p>
            <text:list text:continue-numbering="true">
              <text:list-header>
                <text:p text:style-name="P62"><text:span text:style-name="_5f_pointillés_20_gris"><text:span text:style-name="T9"><draw:frame draw:style-name="fr4" draw:name="Objet25" text:anchor-type="as-char" svg:width="4.415cm" svg:height="0.873cm" draw:z-index="107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/text:p>
              </text:list-header>
            </text:list>
            <text:p text:style-name="P62"><text:span text:style-name="_5f_pointillés_20_gris"><text:span text:style-name="T9"><draw:frame draw:style-name="fr4" draw:name="Objet49" text:anchor-type="as-char" svg:width="2.335cm" svg:height="0.873cm" draw:z-index="108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p>
            <text:p text:style-name="P76"><text:span text:style-name="_5f_pointillés_20_gris"><text:span text:style-name="T13"><draw:frame draw:style-name="fr4" draw:name="Objet10" text:anchor-type="as-char" svg:width="1.401cm" svg:height="0.873cm" draw:z-index="10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  <text:list text:continue-numbering="true">
              <text:list-header>
                <text:p text:style-name="P57"/>
              </text:list-header>
            </text:list>
          </text:list-header>
        </text:list>
      </text:section>
      <text:list xml:id="list205152342400173" text:continue-list="list205152253848369" text:style-name="Num_5f_Exo">
        <text:list-item>
          <text:h text:style-name="P82" text:outline-level="1"> Calcule.</text:h>
        </text:list-item>
      </text:list>
      <text:section text:style-name="Sect1" text:name="Section1">
        <text:list xml:id="list205150319980372" text:continue-list="list1761464989" text:style-name="_5f_Numérotation_20_des_20_exercices_20_livrets">
          <text:list-header>
            <text:p text:style-name="P70"><draw:frame draw:style-name="fr3" draw:name="Objet33" text:anchor-type="as-char" svg:width="2.394cm" svg:height="0.87cm" draw:z-index="21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  <text:list text:continue-numbering="true">
              <text:list-header>
                <text:p text:style-name="P62"><text:span text:style-name="_5f_pointillés_20_gris"><text:span text:style-name="T9"><draw:frame draw:style-name="fr5" draw:name="Objet67" text:anchor-type="as-char" svg:y="-0.289cm" svg:width="4.463cm" svg:height="0.873cm" draw:z-index="110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/text:p>
              </text:list-header>
            </text:list>
            <text:p text:style-name="P62"><text:span text:style-name="_5f_pointillés_20_gris"><text:span text:style-name="T9"><draw:frame draw:style-name="fr4" draw:name="Objet68" text:anchor-type="as-char" svg:width="1.723cm" svg:height="0.873cm" draw:z-index="111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  <text:p text:style-name="P72"><text:span text:style-name="_5f_pointillés_20_gris"><text:span text:style-name="T10"><draw:frame draw:style-name="fr4" draw:name="Objet69" text:anchor-type="as-char" svg:width="1.429cm" svg:height="0.873cm" draw:z-index="109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/text:p>
            <text:list text:continue-numbering="true">
              <text:list-header>
                <text:p text:style-name="P57"><text:span text:style-name="_5f_pointillés_20_gris"><text:span text:style-name="T9"/></text:span></text:p>
              </text:list-header>
            </text:list>
            <text:p text:style-name="P75"><text:span text:style-name="_5f_signe"><text:span text:style-name="T7"><draw:frame draw:style-name="fr3" draw:name="Objet36" text:anchor-type="as-char" svg:width="2.163cm" svg:height="0.8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  <text:p text:style-name="P62"><text:span text:style-name="_5f_pointillés_20_gris"><text:span text:style-name="T9"><draw:frame draw:style-name="fr5" draw:name="Objet71" text:anchor-type="as-char" svg:y="-0.289cm" svg:width="4.006cm" svg:height="0.873cm" draw:z-index="113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<text:p text:style-name="P62"><text:span text:style-name="_5f_pointillés_20_gris"><text:span text:style-name="T9"><draw:frame draw:style-name="fr5" draw:name="Objet70" text:anchor-type="as-char" svg:y="-0.289cm" svg:width="2.235cm" svg:height="0.873cm" draw:z-index="114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/text:p>
            <text:p text:style-name="P76"><text:span text:style-name="_5f_pointillés_20_gris"><text:span text:style-name="T13"><draw:frame draw:style-name="fr5" draw:name="Objet72" text:anchor-type="as-char" svg:y="-0.289cm" svg:width="1.418cm" svg:height="0.873cm" draw:z-index="112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/text:p>
          </text:list-header>
        </text:list>
        <text:p text:style-name="P27"><text:span text:style-name="_5f_pointillés_20_gris"><text:span text:style-name="T9"/></text:span></text:p>
        <text:list xml:id="list205151473193418" text:continue-numbering="true" text:style-name="_5f_Numérotation_20_des_20_exercices_20_livrets">
          <text:list-header>
            <text:p text:style-name="P74"><text:span text:style-name="_5f_signe"><text:span text:style-name="T6"><draw:frame draw:style-name="fr3" draw:name="Objet39" text:anchor-type="as-char" svg:width="2.036cm" svg:height="0.8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  <text:list text:continue-numbering="true">
              <text:list-header>
                <text:p text:style-name="P62"><text:span text:style-name="_5f_pointillés_20_gris"><text:span text:style-name="T9"><draw:frame draw:style-name="fr5" draw:name="Objet73" text:anchor-type="as-char" svg:y="-0.289cm" svg:width="3.286cm" svg:height="0.873cm" draw:z-index="1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/text:p>
              </text:list-header>
            </text:list>
            <text:p text:style-name="P62"><text:span text:style-name="_5f_pointillés_20_gris"><text:span text:style-name="T9"><draw:frame draw:style-name="fr5" draw:name="Objet74" text:anchor-type="as-char" svg:y="-0.289cm" svg:width="1.589cm" svg:height="0.873cm" draw:z-index="117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/text:p>
            <text:p text:style-name="P77"><text:span text:style-name="_5f_pointillés_20_gris"><text:span text:style-name="T12"><draw:frame draw:style-name="fr5" draw:name="Objet75" text:anchor-type="as-char" svg:y="-0.289cm" svg:width="1.293cm" svg:height="0.873cm" draw:z-index="115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/text:p>
          </text:list-header>
        </text:list>
        <text:p text:style-name="P26"><text:span text:style-name="_5f_pointillés_20_gris"><text:span text:style-name="T9"/></text:span></text:p>
      </text:section>
      <text:section text:style-name="Sect2" text:name="Section2">
        <text:list xml:id="list205151094702599" text:continue-list="list205152342400173" text:style-name="Num_5f_Exo">
          <text:list-item>
            <text:list>
              <text:list-item>
                <text:h text:style-name="P54" text:outline-level="1"> Calcule <draw:frame draw:style-name="fr10" draw:name="Objet44" text:anchor-type="as-char" svg:y="-0.55cm" svg:width="3.401cm" svg:height="0.873cm" draw:z-index="2"><draw:object xlink:href="./Object 12" xlink:type="simple" xlink:show="embed" xlink:actuate="onLoad"/><draw:image xlink:href="./ObjectReplacements/Object 12" xlink:type="simple" xlink:show="embed" xlink:actuate="onLoad"/></draw:frame>.</text:h>
              </text:list-item>
            </text:list>
          </text:list-item>
        </text:list>
        <text:list xml:id="list205152102943295" text:continue-list="list205151473193418" text:style-name="_5f_Numérotation_20_des_20_exercices_20_livrets">
          <text:list-item>
            <text:list>
              <text:list-header>
                <text:p text:style-name="P60"><text:span text:style-name="_5f_pointillés_20_gris"><text:span text:style-name="T9"><draw:frame draw:style-name="fr4" draw:name="Objet76" text:anchor-type="as-char" svg:width="6.994cm" svg:height="0.87cm" draw:z-index="119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/text:p>
              </text:list-header>
            </text:list>
            <text:p text:style-name="P60"><text:span text:style-name="_5f_pointillés_20_gris"><text:span text:style-name="T9"><draw:frame draw:style-name="fr4" draw:name="Objet82" text:anchor-type="as-char" svg:width="5.249cm" svg:height="0.87cm" draw:z-index="120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/text:p>
            <text:list text:continue-numbering="true">
              <text:list-header>
                <text:p text:style-name="P58"><text:span text:style-name="_5f_pointillés_20_gris"><text:span text:style-name="T10"><draw:frame draw:style-name="fr4" draw:name="Objet83" text:anchor-type="as-char" svg:width="1.411cm" svg:height="0.873cm" draw:z-index="118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/text:p>
              </text:list-header>
            </text:list>
          </text:list-item>
        </text:list>
        <text:p text:style-name="P59"><text:span text:style-name="_5f_pointillés_20_gris"><text:span text:style-name="T10"/></text:span></text:p>
        <text:list xml:id="list205151455990189" text:continue-list="list205151094702599" text:style-name="Num_5f_Exo">
          <text:list-item>
            <text:list>
              <text:list-item>
                <text:h text:style-name="P55" text:outline-level="1"> Calcule <draw:frame draw:style-name="fr10" draw:name="Objet46" text:anchor-type="as-char" svg:y="-0.6cm" svg:width="3.757cm" svg:height="0.961cm" draw:z-index="3"><draw:object xlink:href="./Object 13" xlink:type="simple" xlink:show="embed" xlink:actuate="onLoad"/><draw:image xlink:href="./ObjectReplacements/Object 13" xlink:type="simple" xlink:show="embed" xlink:actuate="onLoad"/></draw:frame>.</text:h>
              </text:list-item>
            </text:list>
          </text:list-item>
        </text:list>
        <text:list xml:id="list205151022364406" text:continue-list="list205152102943295" text:style-name="_5f_Numérotation_20_des_20_exercices_20_livrets">
          <text:list-item>
            <text:list>
              <text:list-header>
                <text:p text:style-name="P58"><text:span text:style-name="_5f_pointillés_20_gris"><text:span text:style-name="T10"><draw:frame draw:style-name="fr4" draw:name="Objet84" text:anchor-type="as-char" svg:width="4.551cm" svg:height="0.961cm" draw:z-index="121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_5f_pointillés_20_gris"><text:span text:style-name="T10"><draw:frame draw:style-name="fr4" draw:name="Objet86" text:anchor-type="as-char" svg:width="3.261cm" svg:height="0.961cm" draw:z-index="122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/text:p>
              </text:list-header>
            </text:list>
            <text:p text:style-name="P58"><text:span text:style-name="_5f_pointillés_20_gris"><text:span text:style-name="T10"><draw:frame draw:style-name="fr4" draw:name="Objet85" text:anchor-type="as-char" svg:width="3.223cm" svg:height="0.873cm" draw:z-index="123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/text:p>
            <text:p text:style-name="P58"><draw:frame draw:style-name="fr4" draw:name="Objet90" text:anchor-type="as-char" svg:width="1.677cm" svg:height="0.873cm" draw:z-index="124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    <text:list text:continue-numbering="true">
              <text:list-header>
                <text:p text:style-name="P58"><text:span text:style-name="_5f_pointillés_20_gris"><text:span text:style-name="T10"/></text:span></text:p>
              </text:list-header>
            </text:list>
          </text:list-item>
        </text:list>
        <text:p text:style-name="P59"><text:span text:style-name="_5f_pointillés_20_gris"><text:span text:style-name="T10"/></text:span></text:p>
        <text:p text:style-name="P59"><text:span text:style-name="_5f_pointillés_20_gris"><text:span text:style-name="T10"/></text:span></text:p>
        <text:list xml:id="list205150574789493" text:continue-list="list205151455990189" text:style-name="Num_5f_Exo">
          <text:list-item>
            <text:list>
              <text:list-item>
                <text:h text:style-name="P56" text:outline-level="1"> Calcule <draw:frame draw:style-name="fr10" draw:name="Objet48" text:anchor-type="as-char" svg:y="-0.55cm" svg:width="3.552cm" svg:height="0.873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.</text:h>
              </text:list-item>
            </text:list>
          </text:list-item>
        </text:list>
        <text:list xml:id="list205152009127506" text:continue-list="list205151022364406" text:style-name="_5f_Numérotation_20_des_20_exercices_20_livrets">
          <text:list-item>
            <text:list>
              <text:list-header>
                <text:p text:style-name="P58"><text:span text:style-name="_5f_pointillés_20_gris"><text:span text:style-name="T10"><draw:frame draw:style-name="fr4" draw:name="Objet91" text:anchor-type="as-char" svg:width="4.253cm" svg:height="0.873cm" draw:z-index="126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/text:p>
              </text:list-header>
            </text:list>
            <text:p text:style-name="P58"><text:span text:style-name="_5f_pointillés_20_gris"><text:span text:style-name="T10"><draw:frame draw:style-name="fr4" draw:name="Objet92" text:anchor-type="as-char" svg:width="3.334cm" svg:height="0.873cm" draw:z-index="127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_5f_pointillés_20_gris"><text:span text:style-name="T10"><draw:frame draw:style-name="fr4" draw:name="Objet59" text:anchor-type="as-char" svg:width="3.478cm" svg:height="0.873cm" draw:z-index="128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/text:p>
            <text:list text:continue-numbering="true">
              <text:list-header>
                <text:p text:style-name="P58"><text:span text:style-name="_5f_pointillés_20_gris"><text:span text:style-name="T10"><draw:frame draw:style-name="fr4" draw:name="Objet57" text:anchor-type="as-char" svg:width="3.674cm" svg:height="0.87cm" draw:z-index="125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/text:p>
                <text:p text:style-name="P58"><text:span text:style-name="_5f_pointillés_20_gris"><text:span text:style-name="T10"><draw:frame draw:style-name="fr4" draw:name="Objet107" text:anchor-type="as-char" svg:width="1.849cm" svg:height="0.87cm" draw:z-index="142"><draw:object xlink:href="./Object 120" xlink:type="simple" xlink:show="embed" xlink:actuate="onLoad"/><draw:image xlink:href="./ObjectReplacements/Object 120" xlink:type="simple" xlink:show="embed" xlink:actuate="onLoad"/><svg:desc>formule</svg:desc></draw:frame></text:span></text:span></text:p>
              </text:list-header>
            </text:list>
          </text:list-item>
        </text:list>
        <text:p text:style-name="P59"><text:span text:style-name="_5f_pointillés_20_gris"><text:span text:style-name="T9"/></text:span></text:p>
        <text:p text:style-name="P59"><text:span text:style-name="_5f_pointillés_20_gris"><text:span text:style-name="T9"/></text:span></text:p>
        <text:p text:style-name="P59"><text:span text:style-name="_5f_pointillés_20_gris"><text:span text:style-name="T9"/></text:span></text:p>
        <text:p text:style-name="P59"><text:span text:style-name="_5f_pointillés_20_gris"><text:span text:style-name="T9"/></text:span></text:p>
        <text:p text:style-name="P59"><text:span text:style-name="_5f_pointillés_20_gris"><text:span text:style-name="T9"/></text:span></text:p>
        <text:p text:style-name="P59"><text:span text:style-name="_5f_pointillés_20_gris"><text:span text:style-name="T9"/></text:span></text:p>
        <text:p text:style-name="P59"><text:span text:style-name="_5f_pointillés_20_gris"><text:span text:style-name="T9"/></text:span></text:p>
        <text:p text:style-name="P59"><text:span text:style-name="_5f_pointillés_20_gris"><text:span text:style-name="T9"/></text:span></text:p>
        <text:p text:style-name="P59"><text:span text:style-name="_5f_pointillés_20_gris"><text:span text:style-name="T9"/></text:span></text:p>
        <text:p text:style-name="P59"><text:span text:style-name="_5f_pointillés_20_gris"><text:span text:style-name="T9"/></text:span></text:p>
        <text:p text:style-name="P59"><text:span text:style-name="_5f_pointillés_20_gris"><text:span text:style-name="T9"/></text:span></text:p>
        <text:list xml:id="list205150699794301" text:continue-list="list205150574789493" text:style-name="Num_5f_Exo">
          <text:list-item>
            <text:list>
              <text:list-item>
                <text:p text:style-name="P71"><text:soft-page-break/><text:span text:style-name="corps"><text:span text:style-name="T15"> Calcule.</text:span></text:span></text:p>
              </text:list-item>
            </text:list>
          </text:list-item>
        </text:list>
        <text:p text:style-name="P67"><text:span text:style-name="corps"><text:span text:style-name="T27">J</text:span></text:span><text:span text:style-name="corps"><text:span text:style-name="T28"> </text:span></text:span><text:span text:style-name="_5f_signe"><text:span text:style-name="T29"></text:span></text:span><text:span text:style-name="T28"><draw:frame draw:style-name="fr9" draw:name="Objet17" text:anchor-type="as-char" svg:y="-0.601cm" svg:width="3.872cm" svg:height="0.96cm" draw:z-index="64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_5f_signe"><text:span text:style-name="T25">=</text:span></text:span><text:span text:style-name="_5f_pointillés_20_gris"><text:span text:style-name="T24"><draw:frame draw:style-name="fr4" draw:name="Objet61" text:anchor-type="as-char" svg:width="4.293cm" svg:height="0.956cm" draw:z-index="130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/text:p>
        <text:p text:style-name="P64"><text:span text:style-name="corps"><text:span text:style-name="T22">J</text:span></text:span><text:span text:style-name="corps"><text:span text:style-name="T24"> </text:span></text:span><text:span text:style-name="_5f_signe"><text:span text:style-name="T25">=</text:span></text:span><text:span text:style-name="_5f_pointillés_20_gris"><text:span text:style-name="T32"><draw:frame draw:style-name="fr4" draw:name="Objet62" text:anchor-type="as-char" svg:width="5.459cm" svg:height="0.956cm" draw:z-index="131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_5f_signe"><text:span text:style-name="T26">=</text:span></text:span><text:span text:style-name="_5f_pointillés_20_gris"><text:span text:style-name="T31"><draw:frame draw:style-name="fr4" draw:name="Objet60" text:anchor-type="as-char" svg:width="1.873cm" svg:height="0.87cm" draw:z-index="129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/text:p>
        <text:p text:style-name="P68"><text:span text:style-name="corps"><text:span text:style-name="T19">K </text:span></text:span><text:span text:style-name="_5f_signe"><text:span text:style-name="T21"></text:span></text:span><text:span text:style-name="T19"><draw:frame draw:style-name="fr8" draw:name="Objet18" text:anchor-type="as-char" svg:y="-0.55cm" svg:width="3.171cm" svg:height="0.87cm" draw:z-index="65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_5f_pointillés_20_gris"><text:span text:style-name="T32"><draw:frame draw:style-name="fr4" draw:name="Objet65" text:anchor-type="as-char" svg:width="3.298cm" svg:height="0.87cm" draw:z-index="133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/text:p>
        <text:p text:style-name="P64"><text:span text:style-name="_5f_pointillés_20_gris"><text:span text:style-name="T32"><draw:frame draw:style-name="fr4" draw:name="Objet66" text:anchor-type="as-char" svg:width="5.994cm" svg:height="0.87cm" draw:z-index="134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_5f_pointillés_20_gris"><text:span text:style-name="T31"><draw:frame draw:style-name="fr4" draw:name="Objet64" text:anchor-type="as-char" svg:width="1.053cm" svg:height="0.87cm" draw:z-index="132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/text:p>
        <text:p text:style-name="P68"><text:span text:style-name="corps"><text:span text:style-name="T19">M </text:span></text:span><text:span text:style-name="_5f_signe"><text:span text:style-name="T21">=</text:span></text:span><text:span text:style-name="corps"><text:span text:style-name="T19"><draw:frame draw:style-name="fr6" draw:name="Objet58" text:anchor-type="as-char" svg:width="1.57cm" svg:height="1.79cm" draw:z-index="135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corps"><text:span text:style-name="T20">= </text:span></text:span><text:span text:style-name="_5f_pointillés_20_gris"><text:span text:style-name="T14"><draw:frame draw:style-name="fr4" draw:name="Objet99" text:anchor-type="as-char" svg:width="1.736cm" svg:height="1.79cm" draw:z-index="136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/text:p>
        <text:p text:style-name="P65"><text:span text:style-name="corps"><text:span text:style-name="T23">M </text:span></text:span><text:span text:style-name="_5f_signe"><text:span text:style-name="T25">=</text:span></text:span><text:span text:style-name="_5f_signe"><text:span text:style-name="T25"><draw:frame draw:style-name="fr4" draw:name="Objet104" text:anchor-type="as-char" svg:width="1.526cm" svg:height="0.87cm" draw:z-index="139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_5f_signe"><text:span text:style-name="T25">=</text:span></text:span><text:span text:style-name="_5f_signe"><text:span text:style-name="T25"><draw:frame draw:style-name="fr4" draw:name="Objet105" text:anchor-type="as-char" svg:width="1.526cm" svg:height="0.87cm" draw:z-index="140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/text:p>
        <text:p text:style-name="P66"><text:span text:style-name="corps"><text:span text:style-name="T23">M </text:span></text:span><text:span text:style-name="_5f_signe"><text:span text:style-name="T25">=</text:span></text:span><text:span text:style-name="_5f_signe"><text:span text:style-name="T25"><draw:frame draw:style-name="fr4" draw:name="Objet100" text:anchor-type="as-char" svg:width="2.623cm" svg:height="0.87cm" draw:z-index="137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_5f_signe"><text:span text:style-name="T25">=</text:span></text:span><text:span text:style-name="_5f_signe"><text:span text:style-name="T25"><draw:frame draw:style-name="fr4" draw:name="Objet103" text:anchor-type="as-char" svg:width="0.492cm" svg:height="0.87cm" draw:z-index="138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/text:p>
        <text:p text:style-name="P66"><text:span text:style-name="_5f_signe"><text:span text:style-name="T25"/></text:span></text:p>
        <text:p text:style-name="P66"><text:span text:style-name="_5f_signe"><text:span text:style-name="T25"/></text:span></text:p>
        <text:p text:style-name="P66"><text:span text:style-name="_5f_signe"><text:span text:style-name="T25"/></text:span></text:p>
        <text:p text:style-name="P66"><text:span text:style-name="_5f_signe"><text:span text:style-name="T25"/></text:span></text:p>
        <text:p text:style-name="P66"><text:span text:style-name="_5f_signe"><text:span text:style-name="T25"/></text:span></text:p>
        <text:p text:style-name="P66"><text:span text:style-name="_5f_signe"><text:span text:style-name="T25"/></text:span></text:p>
        <text:p text:style-name="P66"><text:span text:style-name="_5f_signe"><text:span text:style-name="T25"/></text:span></text:p>
        <text:p text:style-name="P66"><text:span text:style-name="_5f_signe"><text:span text:style-name="T25"/></text:span></text:p>
        <text:p text:style-name="P66"><text:span text:style-name="_5f_signe"><text:span text:style-name="T25"/></text:span></text:p>
        <text:p text:style-name="P66"><text:span text:style-name="_5f_signe"><text:span text:style-name="T25"/></text:span></text:p>
        <text:p text:style-name="P66"><text:span text:style-name="_5f_signe"><text:span text:style-name="T25"/></text:span></text:p>
        <text:p text:style-name="P66"><text:span text:style-name="_5f_signe"><text:span text:style-name="T25"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.199cm" fo:margin-bottom="0.199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Zeichenformat" style:family="text"/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Puce_5f_enonce1" style:display-name="Puce_enonce1" style:family="text">
      <style:text-properties fo:color="#e8c32a" loext:opacity="100%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ff660d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rsid="0017ff3b" officeooo:paragraph-rsid="0017ff3b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17ff3b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7ff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d7e12c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_28_une_20_colonne_29__20_paire_20__28_G_29_" style:display-name="_Fiche éditeur série 5 (une colonne) paire (G)" style:page-layout-name="Mpm18" style:next-style-name="_5f_Fiche_20_éditeur_20_série_20_5_20__28_une_20_colonne_29__20_impaire_20__28_D_29_">
      <style:header>
        <text:p text:style-name="Entête_20_couleur">Série 5 : Priorités opératoires et fractions</text:p>
      </style:header>
      <style:footer>
        <text:p text:style-name="MP22">Écritures fractionnaires : Chapitre N2</text:p>
      </style:footer>
      <style:footer-left>
        <text:p text:style-name="MP5">Chapitre N2 : Écritures fractionnaires</text:p>
      </style:footer-left>
    </style:master-page>
    <style:master-page style:name="_5f_Fiche_20_éditeur_20_série_20_5_20__28_une_20_colonne_29__20_impaire_20__28_D_29_" style:display-name="_Fiche éditeur série 5 (une colonne) impaire (D)" style:page-layout-name="Mpm19" style:next-style-name="_5f_Fiche_20_éditeur_20_série_20_5_20__28_une_20_colonne_29__20_paire_20__28_G_29_">
      <style:header>
        <text:p text:style-name="Entête_20_couleur">Série 5 : Priorités opératoires et fractions</text:p>
      </style:header>
      <style:footer>
        <text:p text:style-name="MP12">Chapitre G2 : Triangles</text:p>
      </style:footer>
      <style:footer-left>
        <text:p text:style-name="MP23">Chapitre N2 : Écritures fractionnaires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4"><draw:path text:anchor-type="paragraph" draw:z-index="6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9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1</text:span></text:p></draw:text-box></draw:frame><draw:line text:anchor-type="paragraph" draw:z-index="12" draw:name="Forme3" draw:style-name="Mgr3" draw:text-style-name="MP26" svg:x1="14.937cm" svg:y1="0.36cm" svg:x2="20.497cm" svg:y2="0.36cm"><text:p/></draw:line>Opérations en écriture fractionnaire</text:p>
      </style:header>
      <style:footer>
        <text:p text:style-name="MP28"><draw:frame draw:style-name="Mfr1" draw:name="Cadre1" text:anchor-type="paragraph" svg:y="-0.06cm" draw:z-index="16"><draw:text-box fo:min-height="0.499cm" fo:min-width="3cm"><draw:frame draw:style-name="Mfr2" draw:name="Cadre2" text:anchor-type="frame" svg:x="0.45cm" svg:y="0.079cm" svg:width="0.817cm" draw:z-index="19"><draw:text-box fo:min-height="0.355cm"><text:p text:style-name="MP29"><draw:g text:anchor-type="paragraph" draw:z-index="23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6</text:page-number></text:p></draw:text-box></draw:frame><text:p text:style-name="MP31">Nombres rationnels • A<text:span text:style-name="MT6">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15T20:51:49.230000000</dc:date>
    <meta:editing-duration>PT9H3M8S</meta:editing-duration>
    <meta:editing-cycles>59</meta:editing-cycles>
    <meta:generator>LibreOffice/7.1.3.2$Windows_X86_64 LibreOffice_project/47f78053abe362b9384784d31a6e56f8511eb1c1</meta:generator>
    <dc:subject>diviser</dc:subject>
    <dc:title>A3_3 série 1 </dc:title>
    <meta:document-statistic meta:table-count="2" meta:image-count="0" meta:object-count="120" meta:page-count="3" meta:paragraph-count="193" meta:word-count="357" meta:character-count="1915" meta:non-whitespace-character-count="1241"/>
  </office:meta>
</office:document-meta>
</file>

<file path=Object 1/content.xml><?xml version="1.0" encoding="utf-8"?>
<math xmlns="http://www.w3.org/1998/Math/MathML" display="block">
  <semantics>
    <mrow>
      <mtext>H</mtext>
      <mrow>
        <mspace width="0.5em"/>
        <mo stretchy="false">=</mo>
        <mspace width="0.5em"/>
      </mrow>
      <mfrac>
        <mn>63</mn>
        <mn>30</mn>
      </mfrac>
      <mrow>
        <mspace width="0.5em"/>
        <mo stretchy="false">×</mo>
        <mspace width="0.5em"/>
      </mrow>
      <mfrac>
        <mn>45</mn>
        <mn>28</mn>
      </mfrac>
    </mrow>
    <annotation encoding="StarMath 5.0">"H"`=`{63 over 30} `times` {45 over 28}</annotation>
  </semantics>
</math>
</file>

<file path=Object 10/content.xml><?xml version="1.0" encoding="utf-8"?>
<math xmlns="http://www.w3.org/1998/Math/MathML" display="block">
  <semantics>
    <mrow>
      <mtext>B</mtext>
      <mrow>
        <mspace width="0.5em"/>
        <mo stretchy="false">=</mo>
        <mspace width="0.5em"/>
      </mrow>
      <mfrac>
        <mn>1</mn>
        <mn>5</mn>
      </mfrac>
      <mrow>
        <mspace width="0.5em"/>
        <mo stretchy="false">+</mo>
        <mspace width="0.5em"/>
      </mrow>
      <mfrac>
        <mn>8</mn>
        <mn>15</mn>
      </mfrac>
    </mrow>
    <annotation encoding="StarMath 5.0">"B" `=` 1 over 5 `+` 8 over 15 </annotation>
  </semantics>
</math>
</file>

<file path=Object 100/content.xml><?xml version="1.0" encoding="utf-8"?>
<math xmlns="http://www.w3.org/1998/Math/MathML" display="block">
  <semantics>
    <mrow>
      <mtext>L</mtext>
      <mrow>
        <mspace width="0.5em"/>
        <mo stretchy="false">=</mo>
        <mspace width="0.5em"/>
      </mrow>
      <mrow>
        <mo fence="true" stretchy="true">(</mo>
        <mrow>
          <mrow>
            <mrow>
              <mo stretchy="false">−</mo>
              <mspace width="0.5em"/>
            </mrow>
            <mfrac>
              <mrow>
                <mn>2</mn>
                <mo stretchy="false">×</mo>
                <mn>6</mn>
              </mrow>
              <mrow>
                <mn>2</mn>
                <mo stretchy="false">×</mo>
                <mn>7</mn>
              </mrow>
            </mfrac>
            <mspace width="0.5em"/>
            <mstyle mathvariant="normal">
              <mi mathvariant="normal"></mi>
            </mstyle>
            <mspace width="0.5em"/>
            <mfrac>
              <mrow>
                <mn>5</mn>
                <mo stretchy="false">×</mo>
                <mn>4</mn>
              </mrow>
              <mrow>
                <mn>5</mn>
                <mo stretchy="false">×</mo>
                <mn>7</mn>
              </mrow>
            </mfrac>
          </mrow>
        </mrow>
        <mo fence="true" stretchy="true">)</mo>
      </mrow>
      <mrow>
        <mspace width="0.5em"/>
        <mo stretchy="false">×</mo>
        <mspace width="0.5em"/>
      </mrow>
      <mfrac>
        <mn>98</mn>
        <mn>25</mn>
      </mfrac>
    </mrow>
    <annotation encoding="StarMath 5.0">"L" `=`left (-` {{2times6} over {2times7}} `nitalic`{5times4} over {5times7} right )`times`{{98} over {25}}</annotation>
  </semantics>
</math>
</file>

<file path=Object 101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o fence="true" stretchy="true">(</mo>
        <mrow>
          <mrow>
            <mrow>
              <mo stretchy="false">−</mo>
              <mspace width="0.5em"/>
            </mrow>
            <mfrac>
              <mn>6</mn>
              <mn>7</mn>
            </mfrac>
            <mspace width="0.5em"/>
            <mstyle mathvariant="normal">
              <mi mathvariant="normal"></mi>
            </mstyle>
            <mspace width="0.5em"/>
            <mfrac>
              <mn>4</mn>
              <mn>7</mn>
            </mfrac>
          </mrow>
        </mrow>
        <mo fence="true" stretchy="true">)</mo>
      </mrow>
      <mrow>
        <mspace width="0.5em"/>
        <mo stretchy="false">×</mo>
        <mspace width="0.5em"/>
      </mrow>
      <mfrac>
        <mn>98</mn>
        <mn>25</mn>
      </mfrac>
    </mrow>
    <annotation encoding="StarMath 5.0">`=`left (-` {{6} over {7}} `nitalic`{4} over {7} right )`times`{{98} over {25}}</annotation>
  </semantics>
</math>
</file>

<file path=Object 102/content.xml><?xml version="1.0" encoding="utf-8"?>
<math xmlns="http://www.w3.org/1998/Math/MathML" display="block">
  <semantics>
    <mrow>
      <mtext>L</mtext>
      <mrow>
        <mspace width="0.5em"/>
        <mo stretchy="false">=</mo>
        <mrow>
          <mspace width="0.5em"/>
          <mo stretchy="false">−</mo>
          <mspace width="0.5em"/>
        </mrow>
      </mrow>
      <mfrac>
        <mn>2</mn>
        <mn>7</mn>
      </mfrac>
      <mrow>
        <mspace width="0.5em"/>
        <mo stretchy="false">×</mo>
        <mspace width="0.5em"/>
      </mrow>
      <mfrac>
        <mrow>
          <mn>2</mn>
          <mo stretchy="false">×</mo>
          <mn>7</mn>
          <mo stretchy="false">×</mo>
          <mn>7</mn>
        </mrow>
        <mrow>
          <mn>5</mn>
          <mo stretchy="false">×</mo>
          <mn>5</mn>
        </mrow>
      </mfrac>
    </mrow>
    <annotation encoding="StarMath 5.0">"L" `=`-` {2 over 7} `times`{2times7times7} over {5times5}  </annotation>
  </semantics>
</math>
</file>

<file path=Object 103/content.xml><?xml version="1.0" encoding="utf-8"?>
<math xmlns="http://www.w3.org/1998/Math/MathML" display="block">
  <semantics>
    <mrow>
      <mtext>L</mtext>
      <mrow>
        <mspace width="0.5em"/>
        <mo stretchy="false">=</mo>
        <mrow>
          <mspace width="0.5em"/>
          <mo stretchy="false">−</mo>
          <mspace width="0.5em"/>
        </mrow>
      </mrow>
      <mfrac>
        <mn>28</mn>
        <mn>25</mn>
      </mfrac>
    </mrow>
    <annotation encoding="StarMath 5.0">"L" `=`-` {28 over 25} </annotation>
  </semantics>
</math>
</file>

<file path=Object 104/content.xml><?xml version="1.0" encoding="utf-8"?>
<math xmlns="http://www.w3.org/1998/Math/MathML" display="block">
  <semantics>
    <mrow>
      <mtext>M</mtext>
      <mrow>
        <mspace width="0.5em"/>
        <mo stretchy="false">=</mo>
        <mrow>
          <mspace width="0.5em"/>
          <mo stretchy="false">−</mo>
          <mspace width="0.5em"/>
        </mrow>
      </mrow>
      <mfrac>
        <mn>21</mn>
        <mn>30</mn>
      </mfrac>
      <mrow>
        <mspace width="2em"/>
        <mo stretchy="false">=</mo>
        <mrow>
          <mspace width="0.5em"/>
          <mo stretchy="false">−</mo>
          <mspace width="0.5em"/>
        </mrow>
      </mrow>
      <mfrac>
        <mrow>
          <mn>7</mn>
          <mo stretchy="false">×</mo>
          <mn>3</mn>
        </mrow>
        <mrow>
          <mn>10</mn>
          <mo stretchy="false">×</mo>
          <mn>3</mn>
        </mrow>
      </mfrac>
    </mrow>
    <annotation encoding="StarMath 5.0">"M" `=`-`{21} over { 30} ~ =`-`{7times3} over { 10times3} </annotation>
  </semantics>
</math>
</file>

<file path=Object 105/content.xml><?xml version="1.0" encoding="utf-8"?>
<math xmlns="http://www.w3.org/1998/Math/MathML" display="block">
  <semantics>
    <mrow>
      <mtext>M</mtext>
      <mrow>
        <mspace width="0.5em"/>
        <mo stretchy="false">=</mo>
        <mrow>
          <mspace width="0.5em"/>
          <mo stretchy="false">−</mo>
          <mspace width="0.5em"/>
        </mrow>
      </mrow>
      <mfrac>
        <mn>14</mn>
        <mn>15</mn>
      </mfrac>
      <mspace width="0.5em"/>
      <mstyle mathvariant="normal">
        <mi mathvariant="normal"></mi>
      </mstyle>
      <mspace width="0.5em"/>
      <mfrac>
        <mn>10</mn>
        <mn>15</mn>
      </mfrac>
      <mrow>
        <mspace width="0.5em"/>
        <mo stretchy="false">×</mo>
        <mspace width="0.5em"/>
      </mrow>
      <mfrac>
        <mn>7</mn>
        <mrow>
          <mn>10</mn>
          <mo stretchy="false">×</mo>
          <mn>2</mn>
        </mrow>
      </mfrac>
    </mrow>
    <annotation encoding="StarMath 5.0">"M" `=`-`{ 14} over { 15} `nitalic`{10} over {15} ` times `{{7} over {10 times 2}}</annotation>
  </semantics>
</math>
</file>

<file path=Object 106/content.xml><?xml version="1.0" encoding="utf-8"?>
<math xmlns="http://www.w3.org/1998/Math/MathML" display="block">
  <semantics>
    <mrow>
      <mtext>M</mtext>
      <mrow>
        <mspace width="0.5em"/>
        <mo stretchy="false">=</mo>
        <mrow>
          <mspace width="0.5em"/>
          <mo stretchy="false">−</mo>
          <mspace width="0.5em"/>
        </mrow>
      </mrow>
      <mfrac>
        <mn>14</mn>
        <mn>15</mn>
      </mfrac>
      <mspace width="0.5em"/>
      <mstyle mathvariant="normal">
        <mi mathvariant="normal"></mi>
      </mstyle>
      <mspace width="1em"/>
      <mfrac>
        <mn>7</mn>
        <mrow>
          <mn>15</mn>
          <mo stretchy="false">×</mo>
          <mn>2</mn>
        </mrow>
      </mfrac>
    </mrow>
    <annotation encoding="StarMath 5.0">"M" `=`-`{ 14} over { 15} `nitalic` `{{7 } over {15times2 }}</annotation>
  </semantics>
</math>
</file>

<file path=Object 107/content.xml><?xml version="1.0" encoding="utf-8"?>
<math xmlns="http://www.w3.org/1998/Math/MathML" display="block">
  <semantics>
    <mrow>
      <mrow>
        <mspace width="0.5em"/>
        <mo stretchy="false">=</mo>
        <mrow>
          <mspace width="0.5em"/>
          <mo stretchy="false">−</mo>
          <mspace width="0.5em"/>
        </mrow>
      </mrow>
      <mfrac>
        <mrow>
          <mn>14</mn>
          <mo stretchy="false">×</mo>
          <mn>2</mn>
        </mrow>
        <mrow>
          <mn>15</mn>
          <mo stretchy="false">×</mo>
          <mn>2</mn>
        </mrow>
      </mfrac>
      <mspace width="0.5em"/>
      <mstyle mathvariant="normal">
        <mi mathvariant="normal"></mi>
      </mstyle>
      <mspace width="0.5em"/>
      <mfrac>
        <mn>7</mn>
        <mrow>
          <mn>15</mn>
          <mo stretchy="false">×</mo>
          <mn>2</mn>
        </mrow>
      </mfrac>
    </mrow>
    <annotation encoding="StarMath 5.0">`=`-`{ 14 times 2} over { 15times 2} `nitalic`{7 } over {15times2}</annotation>
  </semantics>
</math>
</file>

<file path=Object 108/content.xml><?xml version="1.0" encoding="utf-8"?>
<math xmlns="http://www.w3.org/1998/Math/MathML" display="block">
  <semantics>
    <mrow>
      <mstyle mathsize="10pt">
        <mfrac>
          <mrow>
            <mo stretchy="false">−</mo>
            <mn>22</mn>
          </mrow>
          <mn>77</mn>
        </mfrac>
      </mstyle>
      <mo stretchy="false">=</mo>
      <mstyle mathsize="10pt">
        <mfrac>
          <mrow>
            <mo stretchy="false">−</mo>
            <mn>2</mn>
          </mrow>
          <mn>7</mn>
        </mfrac>
      </mstyle>
    </mrow>
    <annotation encoding="StarMath 5.0">size 10{ -22 over 77 } =size 10{ -2 over 7}</annotation>
  </semantics>
</math>
</file>

<file path=Object 109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6</mn>
                <mn>48</mn>
              </mfrac>
              <mrow>
                <mspace width="0.5em"/>
                <mo stretchy="false">−</mo>
                <mspace width="0.5em"/>
              </mrow>
              <mfrac>
                <mn>28</mn>
                <mn>48</mn>
              </mfrac>
            </mrow>
          </mrow>
          <mo fence="true" stretchy="true">)</mo>
        </mrow>
        <mrow>
          <mspace width="0.5em"/>
          <mo stretchy="false">÷</mo>
          <mspace width="0.5em"/>
        </mrow>
        <mrow>
          <mo fence="true" stretchy="true">(</mo>
          <mrow>
            <mrow>
              <mfrac>
                <mn>56</mn>
                <mn>48</mn>
              </mfrac>
              <mspace width="0.5em"/>
              <mstyle mathvariant="normal">
                <mi mathvariant="normal"></mi>
              </mstyle>
              <mspace width="0.5em"/>
              <mfrac>
                <mn>21</mn>
                <mn>48</mn>
              </mfrac>
            </mrow>
          </mrow>
          <mo fence="true" stretchy="true">)</mo>
        </mrow>
      </mrow>
    </mstyle>
    <annotation encoding="StarMath 5.0">size 10{ left(6 over 48 `-` 28 over 48 right)  `div `left(56 over 48` nitalic`21 over 48 right)}</annotation>
  </semantics>
</math>
</file>

<file path=Object 11/content.xml><?xml version="1.0" encoding="utf-8"?>
<math xmlns="http://www.w3.org/1998/Math/MathML" display="block">
  <semantics>
    <mrow>
      <mtext>B</mtext>
      <mrow>
        <mspace width="0.5em"/>
        <mo stretchy="false">=</mo>
        <mspace width="0.5em"/>
      </mrow>
      <mfrac>
        <mn>3</mn>
        <mn>15</mn>
      </mfrac>
      <mrow>
        <mspace width="0.5em"/>
        <mo stretchy="false">+</mo>
        <mspace width="0.5em"/>
      </mrow>
      <mfrac>
        <mn>8</mn>
        <mn>15</mn>
      </mfrac>
    </mrow>
    <annotation encoding="StarMath 5.0">"B" `=`3 over 15 `+` 8 over 15 </annotation>
  </semantics>
</math>
</file>

<file path=Object 110/content.xml><?xml version="1.0" encoding="utf-8"?>
<math xmlns="http://www.w3.org/1998/Math/MathML" display="block">
  <semantics>
    <mrow>
      <mstyle mathsize="10pt">
        <mrow>
          <mrow>
            <mo fence="true" stretchy="true">(</mo>
            <mrow>
              <mfrac>
                <mrow>
                  <mo stretchy="false">−</mo>
                  <mn>22</mn>
                </mrow>
                <mn>48</mn>
              </mfrac>
            </mrow>
            <mo fence="true" stretchy="true">)</mo>
          </mrow>
          <mrow>
            <mspace width="0.5em"/>
            <mo stretchy="false">÷</mo>
            <mspace width="0.5em"/>
          </mrow>
          <mrow>
            <mo fence="true" stretchy="true">(</mo>
            <mrow>
              <mrow>
                <mfrac>
                  <mn>77</mn>
                  <mn>48</mn>
                </mfrac>
                <mspace width="0.5em"/>
              </mrow>
            </mrow>
            <mo fence="true" stretchy="true">)</mo>
          </mrow>
        </mrow>
      </mstyle>
      <mo stretchy="false">=</mo>
      <mstyle mathsize="10pt">
        <mrow>
          <mrow>
            <mo fence="true" stretchy="true">(</mo>
            <mrow>
              <mfrac>
                <mrow>
                  <mo stretchy="false">−</mo>
                  <mn>22</mn>
                </mrow>
                <mn>48</mn>
              </mfrac>
            </mrow>
            <mo fence="true" stretchy="true">)</mo>
          </mrow>
          <mrow>
            <mspace width="0.5em"/>
            <mo stretchy="false">×</mo>
            <mspace width="0.5em"/>
          </mrow>
          <mrow>
            <mo fence="true" stretchy="true">(</mo>
            <mrow>
              <mrow>
                <mfrac>
                  <mn>48</mn>
                  <mn>77</mn>
                </mfrac>
                <mspace width="0.5em"/>
              </mrow>
            </mrow>
            <mo fence="true" stretchy="true">)</mo>
          </mrow>
        </mrow>
      </mstyle>
    </mrow>
    <annotation encoding="StarMath 5.0">size 10{ left(-22 over 48 right)  `div `left(77 over 48` right)} =size 10{ left(-22 over 48 right)  `times `left(48 over 77` right)}</annotation>
  </semantics>
</math>
</file>

<file path=Object 111/content.xml><?xml version="1.0" encoding="utf-8"?>
<math xmlns="http://www.w3.org/1998/Math/MathML" display="block">
  <semantics>
    <mrow>
      <mstyle mathsize="10pt">
        <mtext>=</mtext>
      </mstyle>
      <mstyle mathsize="10pt">
        <mfrac>
          <mn>5</mn>
          <mn>24</mn>
        </mfrac>
      </mstyle>
    </mrow>
    <annotation encoding="StarMath 5.0">size 10 "="size 10{5 over 24 }</annotation>
  </semantics>
</math>
</file>

<file path=Object 112/content.xml><?xml version="1.0" encoding="utf-8"?>
<math xmlns="http://www.w3.org/1998/Math/MathML" display="block">
  <semantics>
    <mrow>
      <mstyle mathsize="10pt">
        <mtext>=</mtext>
      </mstyle>
      <mstyle mathsize="10pt">
        <mrow>
          <mfrac>
            <mn>1</mn>
            <mn>8</mn>
          </mfrac>
          <mrow>
            <mspace width="0.5em"/>
            <mo stretchy="false">−</mo>
            <mspace width="0.5em"/>
          </mrow>
          <mrow>
            <mfrac>
              <mn>7</mn>
              <mn>12</mn>
            </mfrac>
            <mo stretchy="false">×</mo>
            <mfrac>
              <mn>6</mn>
              <mn>7</mn>
            </mfrac>
          </mrow>
          <mstyle mathvariant="normal">
            <mi mathvariant="normal"></mi>
          </mstyle>
          <mspace width="0.5em"/>
          <mfrac>
            <mn>7</mn>
            <mn>12</mn>
          </mfrac>
        </mrow>
      </mstyle>
    </mrow>
    <annotation encoding="StarMath 5.0">size 10 "=" size 10{ 1 over 8 `-` 7 over 12 times {6 over 7}  nitalic`7 over 12}</annotation>
  </semantics>
</math>
</file>

<file path=Object 113/content.xml><?xml version="1.0" encoding="utf-8"?>
<math xmlns="http://www.w3.org/1998/Math/MathML" display="block">
  <semantics>
    <mrow>
      <mstyle mathsize="10pt">
        <mtext>K</mtext>
      </mstyle>
      <mtext>=</mtext>
      <mstyle mathsize="10pt">
        <mrow>
          <mfrac>
            <mn>1</mn>
            <mn>8</mn>
          </mfrac>
          <mrow>
            <mspace width="0.5em"/>
            <mo stretchy="false">−</mo>
            <mspace width="0.5em"/>
          </mrow>
          <mfrac>
            <mn>6</mn>
            <mn>12</mn>
          </mfrac>
          <mstyle mathvariant="normal">
            <mi mathvariant="normal"></mi>
          </mstyle>
          <mspace width="0.5em"/>
          <mfrac>
            <mn>7</mn>
            <mn>12</mn>
          </mfrac>
        </mrow>
      </mstyle>
      <mrow>
        <mspace width="0.5em"/>
        <mo stretchy="false">=</mo>
        <mspace width="0.5em"/>
      </mrow>
      <mstyle mathsize="10pt">
        <mrow>
          <mfrac>
            <mn>3</mn>
            <mn>24</mn>
          </mfrac>
          <mrow>
            <mspace width="0.5em"/>
            <mo stretchy="false">−</mo>
            <mspace width="0.5em"/>
          </mrow>
          <mfrac>
            <mn>12</mn>
            <mn>24</mn>
          </mfrac>
          <mstyle mathvariant="normal">
            <mi mathvariant="normal"></mi>
          </mstyle>
          <mspace width="0.5em"/>
          <mfrac>
            <mn>14</mn>
            <mn>24</mn>
          </mfrac>
        </mrow>
      </mstyle>
    </mrow>
    <annotation encoding="StarMath 5.0">size 10"K""=" size 10{ 1 over 8 `-` 6 over 12   nitalic`7 over 12} ` = ` size 10{ 3 over 24 `-` 12 over 24   nitalic`14 over 24}</annotation>
  </semantics>
</math>
</file>

<file path=Object 114/content.xml><?xml version="1.0" encoding="utf-8"?>
<math xmlns="http://www.w3.org/1998/Math/MathML" display="block">
  <semantics>
    <mstyle mathsize="10pt">
      <mfrac>
        <mrow>
          <mfrac>
            <mn>6</mn>
            <mn>48</mn>
          </mfrac>
          <mrow>
            <mspace width="0.5em"/>
            <mo stretchy="false">+</mo>
            <mspace width="0.5em"/>
          </mrow>
          <mfrac>
            <mn>28</mn>
            <mn>48</mn>
          </mfrac>
        </mrow>
        <mrow>
          <mfrac>
            <mn>25</mn>
            <mn>30</mn>
          </mfrac>
          <mrow>
            <mspace width="0.5em"/>
            <mo stretchy="false">−</mo>
            <mspace width="0.5em"/>
          </mrow>
          <mfrac>
            <mn>8</mn>
            <mn>30</mn>
          </mfrac>
        </mrow>
      </mfrac>
    </mstyle>
    <annotation encoding="StarMath 5.0">size 10{ {6 over 48 `+` 28 over 48 } over{25 over 30` -`8 over 30}}</annotation>
  </semantics>
</math>
</file>

<file path=Object 115/content.xml><?xml version="1.0" encoding="utf-8"?>
<math xmlns="http://www.w3.org/1998/Math/MathML" display="block">
  <semantics>
    <mstyle mathsize="10pt">
      <mrow>
        <mfrac>
          <mrow>
            <mn>2</mn>
            <mo stretchy="false">×</mo>
            <mn>17</mn>
          </mrow>
          <mrow>
            <mn>6</mn>
            <mo stretchy="false">×</mo>
            <mn>2</mn>
            <mo stretchy="false">×</mo>
            <mn>4</mn>
          </mrow>
        </mfrac>
        <mo stretchy="false">×</mo>
        <mfrac>
          <mrow>
            <mn>6</mn>
            <mo stretchy="false">×</mo>
            <mn>5</mn>
          </mrow>
          <mn>17</mn>
        </mfrac>
      </mrow>
    </mstyle>
    <annotation encoding="StarMath 5.0">size 10{ {2times17 over {6times2times4} } times{6times5 over 17}}</annotation>
  </semantics>
</math>
</file>

<file path=Object 116/content.xml><?xml version="1.0" encoding="utf-8"?>
<math xmlns="http://www.w3.org/1998/Math/MathML" display="block">
  <semantics>
    <mstyle mathsize="10pt">
      <mfrac>
        <mn>5</mn>
        <mn>4</mn>
      </mfrac>
    </mstyle>
    <annotation encoding="StarMath 5.0">size 10{ {5 over 4 } }</annotation>
  </semantics>
</math>
</file>

<file path=Object 117/content.xml><?xml version="1.0" encoding="utf-8"?>
<math xmlns="http://www.w3.org/1998/Math/MathML" display="block">
  <semantics>
    <mstyle mathsize="10pt">
      <mrow>
        <mfrac>
          <mn>34</mn>
          <mn>48</mn>
        </mfrac>
        <mo stretchy="false">÷</mo>
        <mfrac>
          <mn>17</mn>
          <mn>30</mn>
        </mfrac>
      </mrow>
    </mstyle>
    <annotation encoding="StarMath 5.0">size 10{ {34 over 48 } div{17 over 30}}</annotation>
  </semantics>
</math>
</file>

<file path=Object 118/content.xml><?xml version="1.0" encoding="utf-8"?>
<math xmlns="http://www.w3.org/1998/Math/MathML" display="block">
  <semantics>
    <mstyle mathsize="10pt">
      <mrow>
        <mfrac>
          <mn>34</mn>
          <mn>48</mn>
        </mfrac>
        <mo stretchy="false">×</mo>
        <mfrac>
          <mn>30</mn>
          <mn>17</mn>
        </mfrac>
      </mrow>
    </mstyle>
    <annotation encoding="StarMath 5.0">size 10{ {34 over 48 } times{30 over 17}}</annotation>
  </semantics>
</math>
</file>

<file path=Object 119/content.xml><?xml version="1.0" encoding="utf-8"?>
<math xmlns="http://www.w3.org/1998/Math/MathML" display="block">
  <semantics>
    <mrow>
      <mtext>A</mtext>
      <mrow>
        <mspace width="0.5em"/>
        <mo stretchy="false">=</mo>
        <mrow>
          <mspace width="0.5em"/>
          <mo stretchy="false">−</mo>
          <mfrac>
            <mn>26</mn>
            <mn>16</mn>
          </mfrac>
        </mrow>
      </mrow>
      <mspace width="0.5em"/>
      <mstyle mathvariant="normal">
        <mi mathvariant="normal"></mi>
      </mstyle>
      <mspace width="0.5em"/>
      <mfrac>
        <mn>7</mn>
        <mn>16</mn>
      </mfrac>
    </mrow>
    <annotation encoding="StarMath 5.0">"A" `=`- 26 over 16 ` nitalic ` 7 over 16</annotation>
  </semantics>
</math>
</file>

<file path=Object 12/content.xml><?xml version="1.0" encoding="utf-8"?>
<math xmlns="http://www.w3.org/1998/Math/MathML" display="block">
  <semantics>
    <mrow>
      <mtext>K</mtext>
      <mrow>
        <mspace width="0.5em"/>
        <mo stretchy="false">=</mo>
        <mspace width="0.5em"/>
      </mrow>
      <mfrac>
        <mn>40</mn>
        <mn>48</mn>
      </mfrac>
      <mspace width="0.5em"/>
      <mstyle mathvariant="normal">
        <mi mathvariant="normal"></mi>
      </mstyle>
      <mspace width="0.5em"/>
      <mfrac>
        <mn>105</mn>
        <mn>27</mn>
      </mfrac>
      <mrow>
        <mspace width="0.5em"/>
        <mo stretchy="false">×</mo>
        <mspace width="0.5em"/>
      </mrow>
      <mfrac>
        <mn>90</mn>
        <mn>56</mn>
      </mfrac>
    </mrow>
    <annotation encoding="StarMath 5.0">"K" `=`40 over 48 `nitalic`105 over 27 `times`90 over 56</annotation>
  </semantics>
</math>
</file>

<file path=Object 120/content.xml><?xml version="1.0" encoding="utf-8"?>
<math xmlns="http://www.w3.org/1998/Math/MathML" display="block">
  <semantics>
    <mrow>
      <mspace width="0.5em"/>
      <mtext>M</mtext>
      <mrow>
        <mspace width="0.5em"/>
        <mo stretchy="false">=</mo>
        <mrow>
          <mspace width="0.5em"/>
          <mo stretchy="false">−</mo>
          <mspace width="0.5em"/>
        </mrow>
      </mrow>
      <mfrac>
        <mn>7</mn>
        <mn>10</mn>
      </mfrac>
    </mrow>
    <annotation encoding="StarMath 5.0">` "M"   `  =`-`{7} over { 10} </annotation>
  </semantics>
</math>
</file>

<file path=Object 13/content.xml><?xml version="1.0" encoding="utf-8"?>
<math xmlns="http://www.w3.org/1998/Math/MathML" display="block">
  <semantics>
    <mrow>
      <mtext>L</mtext>
      <mrow>
        <mspace width="0.5em"/>
        <mo stretchy="false">=</mo>
        <mspace width="0.5em"/>
      </mrow>
      <mrow>
        <mo fence="true" stretchy="true">(</mo>
        <mrow>
          <mrow>
            <mrow>
              <mo stretchy="false">−</mo>
              <mspace width="0.5em"/>
            </mrow>
            <mfrac>
              <mn>12</mn>
              <mn>14</mn>
            </mfrac>
            <mspace width="0.5em"/>
            <mstyle mathvariant="normal">
              <mi mathvariant="normal"></mi>
            </mstyle>
            <mspace width="0.5em"/>
            <mfrac>
              <mn>20</mn>
              <mn>35</mn>
            </mfrac>
          </mrow>
        </mrow>
        <mo fence="true" stretchy="true">)</mo>
      </mrow>
      <mrow>
        <mspace width="0.5em"/>
        <mo stretchy="false">×</mo>
        <mspace width="0.5em"/>
      </mrow>
      <mfrac>
        <mn>98</mn>
        <mn>25</mn>
      </mfrac>
    </mrow>
    <annotation encoding="StarMath 5.0">"L" `=`left (-` {12 over 14} `nitalic`20 over 35 right )`times`98 over 25</annotation>
  </semantics>
</math>
</file>

<file path=Object 14/content.xml><?xml version="1.0" encoding="utf-8"?>
<math xmlns="http://www.w3.org/1998/Math/MathML" display="block">
  <semantics>
    <mrow>
      <mtext>C</mtext>
      <mrow>
        <mspace width="0.5em"/>
        <mo stretchy="false">=</mo>
        <mspace width="0.5em"/>
      </mrow>
      <mfrac>
        <mrow>
          <mn>11</mn>
          <mo stretchy="false">×</mo>
          <mn>3</mn>
        </mrow>
        <mrow>
          <mn>2</mn>
          <mo stretchy="false">×</mo>
          <mn>13</mn>
          <mo stretchy="false">×</mo>
          <mn>3</mn>
        </mrow>
      </mfrac>
      <mrow>
        <mspace width="0.5em"/>
        <mo stretchy="false">−</mo>
        <mspace width="0.5em"/>
      </mrow>
      <mfrac>
        <mrow>
          <mn>5</mn>
          <mo stretchy="false">×</mo>
          <mn>2</mn>
        </mrow>
        <mrow>
          <mn>3</mn>
          <mo stretchy="false">×</mo>
          <mn>13</mn>
          <mo stretchy="false">×</mo>
          <mn>2</mn>
        </mrow>
      </mfrac>
    </mrow>
    <annotation encoding="StarMath 5.0">"C"`=`11times3 over {2times13times3} `-` 5times2 over {3times13times2} </annotation>
  </semantics>
</math>
</file>

<file path=Object 15/content.xml><?xml version="1.0" encoding="utf-8"?>
<math xmlns="http://www.w3.org/1998/Math/MathML" display="block">
  <semantics>
    <mrow>
      <mtext>M</mtext>
      <mrow>
        <mspace width="0.5em"/>
        <mo stretchy="false">=</mo>
        <mrow>
          <mspace width="0.5em"/>
          <mo stretchy="false">−</mo>
          <mspace width="0.5em"/>
        </mrow>
      </mrow>
      <mfrac>
        <mn>14</mn>
        <mn>15</mn>
      </mfrac>
      <mspace width="0.5em"/>
      <mstyle mathvariant="normal">
        <mi mathvariant="normal"></mi>
      </mstyle>
      <mspace width="0.5em"/>
      <mfrac>
        <mn>10</mn>
        <mn>15</mn>
      </mfrac>
      <mrow>
        <mspace width="0.5em"/>
        <mo stretchy="false">×</mo>
        <mspace width="0.5em"/>
      </mrow>
      <mfrac>
        <mn>7</mn>
        <mn>20</mn>
      </mfrac>
    </mrow>
    <annotation encoding="StarMath 5.0">"M" `=`-`14 over 15 `nitalic`10 over 15 ` times `{7 over 20}</annotation>
  </semantics>
</math>
</file>

<file path=Object 16/content.xml><?xml version="1.0" encoding="utf-8"?>
<math xmlns="http://www.w3.org/1998/Math/MathML" display="block">
  <semantics>
    <mstyle mathsize="10pt">
      <mfrac>
        <mrow>
          <mn>6</mn>
          <mspace width="0.5em"/>
          <mstyle mathvariant="normal">
            <mi mathvariant="normal"></mi>
          </mstyle>
          <mspace width="0.5em"/>
          <mn>12</mn>
        </mrow>
        <mrow>
          <mn>7</mn>
          <mspace width="0.5em"/>
          <mstyle mathvariant="normal">
            <mi mathvariant="normal"></mi>
          </mstyle>
          <mspace width="0.5em"/>
          <mn>12</mn>
        </mrow>
      </mfrac>
    </mstyle>
    <annotation encoding="StarMath 5.0">size 10{{6`nitalic`12} over {7`nitalic`12}}</annotation>
  </semantics>
</math>
</file>

<file path=Object 1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6</math:mn>
          <math:mn>7</math:mn>
        </math:mfrac>
      </math:mrow>
    </math:mstyle>
    <math:annotation math:encoding="StarMath 5.0">size 10{{6} over {7}}</math:annotation>
  </math:semantics>
</math:math>
</file>

<file path=Object 18/content.xml><?xml version="1.0" encoding="utf-8"?>
<math xmlns="http://www.w3.org/1998/Math/MathML" display="block">
  <semantics>
    <mrow>
      <mtext>C</mtext>
      <mrow>
        <mspace width="0.5em"/>
        <mo stretchy="false">=</mo>
        <mspace width="0.5em"/>
      </mrow>
      <mfrac>
        <mn>33</mn>
        <mn>78</mn>
      </mfrac>
      <mrow>
        <mspace width="0.5em"/>
        <mo stretchy="false">−</mo>
        <mspace width="0.5em"/>
      </mrow>
      <mfrac>
        <mn>10</mn>
        <mn>78</mn>
      </mfrac>
    </mrow>
    <annotation encoding="StarMath 5.0">"C"`=`33 over 78 `-`  10 over 78</annotation>
  </semantics>
</math>
</file>

<file path=Object 19/content.xml><?xml version="1.0" encoding="utf-8"?>
<math xmlns="http://www.w3.org/1998/Math/MathML" display="block">
  <semantics>
    <mstyle mathsize="10pt">
      <mrow>
        <mfrac>
          <mn>6</mn>
          <mn>7</mn>
        </mfrac>
        <mspace width="0.5em"/>
        <mstyle mathvariant="normal">
          <mi mathvariant="normal"></mi>
        </mstyle>
        <mspace width="0.5em"/>
        <mn>1</mn>
      </mrow>
    </mstyle>
    <annotation encoding="StarMath 5.0">size 10{{6} over {7}`nitalic`1}</annotation>
  </semantics>
</math>
</file>

<file path=Object 2/content.xml><?xml version="1.0" encoding="utf-8"?>
<math xmlns="http://www.w3.org/1998/Math/MathML" display="block">
  <semantics>
    <mrow>
      <mtext>J</mtext>
      <mrow>
        <mspace width="0.5em"/>
        <mo stretchy="false">=</mo>
        <mspace width="0.5em"/>
      </mrow>
      <mfrac>
        <mn>24</mn>
        <mn>35</mn>
      </mfrac>
      <mrow>
        <mspace width="0.5em"/>
        <mo stretchy="false">÷</mo>
        <mspace width="0.5em"/>
      </mrow>
      <mfrac>
        <mn>36</mn>
        <mn>14</mn>
      </mfrac>
    </mrow>
    <annotation encoding="StarMath 5.0">"J"`=`24 over 35  `div `36 over 14</annotation>
  </semantics>
</math>
</file>

<file path=Object 20/content.xml><?xml version="1.0" encoding="utf-8"?>
<math xmlns="http://www.w3.org/1998/Math/MathML" display="block">
  <semantics>
    <mstyle mathsize="10pt">
      <mrow>
        <mfrac>
          <mn>3</mn>
          <mn>2</mn>
        </mfrac>
        <mstyle mathvariant="normal">
          <mi mathvariant="normal"></mi>
        </mstyle>
        <mfrac>
          <mn>7</mn>
          <mn>3</mn>
        </mfrac>
      </mrow>
    </mstyle>
    <annotation encoding="StarMath 5.0">size 10{{3} over 2nitalic7 over 3}</annotation>
  </semantics>
</math>
</file>

<file path=Object 21/content.xml><?xml version="1.0" encoding="utf-8"?>
<math xmlns="http://www.w3.org/1998/Math/MathML" display="block">
  <semantics>
    <mstyle mathsize="10pt">
      <mfrac>
        <mn>10</mn>
        <mn>5</mn>
      </mfrac>
    </mstyle>
    <annotation encoding="StarMath 5.0">size 10{{10} over {5}}</annotation>
  </semantics>
</math>
</file>

<file path=Object 22/content.xml><?xml version="1.0" encoding="utf-8"?>
<math xmlns="http://www.w3.org/1998/Math/MathML" display="block">
  <semantics>
    <mstyle mathsize="10pt">
      <mfrac>
        <mn>7</mn>
        <mn>2</mn>
      </mfrac>
    </mstyle>
    <annotation encoding="StarMath 5.0">size 10{{7} over {2}}</annotation>
  </semantics>
</math>
</file>

<file path=Object 23/content.xml><?xml version="1.0" encoding="utf-8"?>
<math xmlns="http://www.w3.org/1998/Math/MathML" display="block">
  <semantics>
    <mstyle mathsize="10pt">
      <mfrac>
        <mn>23</mn>
        <mn>6</mn>
      </mfrac>
    </mstyle>
    <annotation encoding="StarMath 5.0">size 10{{23} over {6}}</annotation>
  </semantics>
</math>
</file>

<file path=Object 24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−</mo>
          <mspace width="0.5em"/>
        </mrow>
        <mfrac>
          <mn>2</mn>
          <mn>3</mn>
        </mfrac>
      </mrow>
    </mstyle>
    <annotation encoding="StarMath 5.0">size 10{ 3 over 4 `-` 2 over 3}</annotation>
  </semantics>
</math>
</file>

<file path=Object 2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1</math:mn>
            <math:mn>2</math:mn>
          </math:mfrac>
        </math:mrow>
      </math:mrow>
    </math:mstyle>
    <math:annotation math:encoding="StarMath 5.0">size 10{-`{1} over {2}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</math:mn>
          <math:mn>12</math:mn>
        </math:mfrac>
      </math:mrow>
    </math:mstyle>
    <math:annotation math:encoding="StarMath 5.0">size 10{{1} over {12}}</math:annotation>
  </math:semantics>
</math:math>
</file>

<file path=Object 2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3</mn>
          <mn>7</mn>
        </mfrac>
        <mstyle mathvariant="normal">
          <mi mathvariant="normal"></mi>
        </mstyle>
        <mfrac>
          <mn>5</mn>
          <mn>14</mn>
        </mfrac>
      </mrow>
    </mstyle>
    <annotation encoding="StarMath 5.0">size 10{-` 3 over 7nitalic 5 over 14}</annotation>
  </semantics>
</math>
</file>

<file path=Object 28/content.xml><?xml version="1.0" encoding="utf-8"?>
<math xmlns="http://www.w3.org/1998/Math/MathML" display="block">
  <semantics>
    <mstyle mathsize="10pt">
      <mrow>
        <msup>
          <mrow>
            <mo fence="true" stretchy="true">(</mo>
            <mrow>
              <mfrac>
                <mn>3</mn>
                <mn>2</mn>
              </mfrac>
            </mrow>
            <mo fence="true" stretchy="true">)</mo>
          </mrow>
          <mn>2</mn>
        </msup>
        <mrow>
          <mspace width="0.5em"/>
          <mo stretchy="false">−</mo>
          <mspace width="0.5em"/>
        </mrow>
        <mfrac>
          <mn>1</mn>
          <mn>2</mn>
        </mfrac>
      </mrow>
    </mstyle>
    <annotation encoding="StarMath 5.0">size 10{left(3 over 2 right)^2`-`1 over 2}</annotation>
  </semantics>
</math>
</file>

<file path=Object 29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</math:mn>
          <math:mn>2</math:mn>
        </math:mfrac>
      </math:mrow>
    </math:mstyle>
    <math:annotation math:encoding="StarMath 5.0">size 10{{1} over {2}}</math:annotation>
  </math:semantics>
</math:math>
</file>

<file path=Object 3/content.xml><?xml version="1.0" encoding="utf-8"?>
<math xmlns="http://www.w3.org/1998/Math/MathML" display="block">
  <semantics>
    <mrow>
      <mtext>G</mtext>
      <mrow>
        <mspace width="0.5em"/>
        <mo stretchy="false">=</mo>
        <mspace width="0.5em"/>
      </mrow>
      <mfrac>
        <mn>44</mn>
        <mn>105</mn>
      </mfrac>
      <mrow>
        <mspace width="0.5em"/>
        <mo stretchy="false">×</mo>
        <mspace width="0.5em"/>
      </mrow>
      <mfrac>
        <mn>42</mn>
        <mn>66</mn>
      </mfrac>
    </mrow>
    <annotation encoding="StarMath 5.0">"G" ` = ` 44 over 105 ` times ` {42 over 66}</annotation>
  </semantics>
</math>
</file>

<file path=Object 30/content.xml><?xml version="1.0" encoding="utf-8"?>
<math xmlns="http://www.w3.org/1998/Math/MathML" display="block">
  <semantics>
    <mstyle mathsize="10pt">
      <mfrac>
        <mn>7</mn>
        <mn>4</mn>
      </mfrac>
    </mstyle>
    <annotation encoding="StarMath 5.0">size 10{{7} over {4}}</annotation>
  </semantics>
</math>
</file>

<file path=Object 31/content.xml><?xml version="1.0" encoding="utf-8"?>
<math xmlns="http://www.w3.org/1998/Math/MathML" display="block">
  <semantics>
    <mstyle mathsize="10pt">
      <mfrac>
        <msup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n>3</mn>
        </msup>
        <msup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n>3</mn>
        </msup>
      </mfrac>
    </mstyle>
    <annotation encoding="StarMath 5.0">size 10{(-2)^3 over (-3)^3}</annotation>
  </semantics>
</math>
</file>

<file path=Object 32/content.xml><?xml version="1.0" encoding="utf-8"?>
<math xmlns="http://www.w3.org/1998/Math/MathML" display="block">
  <semantics>
    <mstyle mathsize="10pt">
      <msup>
        <mrow>
          <mo fence="true" stretchy="true">(</mo>
          <mrow>
            <mrow>
              <mspace width="0.5em"/>
              <mfrac>
                <mn>2</mn>
                <mn>3</mn>
              </mfrac>
            </mrow>
          </mrow>
          <mo fence="true" stretchy="true">)</mo>
        </mrow>
        <mn>3</mn>
      </msup>
    </mstyle>
    <annotation encoding="StarMath 5.0">size 10{left(`{2} over {3} right)^3} </annotation>
  </semantics>
</math>
</file>

<file path=Object 33/content.xml><?xml version="1.0" encoding="utf-8"?>
<math xmlns="http://www.w3.org/1998/Math/MathML" display="block">
  <semantics>
    <mstyle mathsize="10pt">
      <msup>
        <mrow>
          <mo fence="true" stretchy="true">(</mo>
          <mrow>
            <mrow>
              <mspace width="0.5em"/>
              <mfrac>
                <mrow>
                  <mo stretchy="false">−</mo>
                  <mn>2</mn>
                </mrow>
                <mn>3</mn>
              </mfrac>
            </mrow>
          </mrow>
          <mo fence="true" stretchy="true">)</mo>
        </mrow>
        <mn>3</mn>
      </msup>
    </mstyle>
    <annotation encoding="StarMath 5.0">size 10{left(`{-2} over {3} right)^3} </annotation>
  </semantics>
</math>
</file>

<file path=Object 34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 over {3}} </annotation>
  </semantics>
</math>
</file>

<file path=Object 35/content.xml><?xml version="1.0" encoding="utf-8"?>
<math xmlns="http://www.w3.org/1998/Math/MathML" display="block">
  <semantics>
    <mstyle mathsize="10pt">
      <mrow>
        <mfrac>
          <mn>3</mn>
          <mn>2</mn>
        </mfrac>
        <mrow>
          <mspace width="0.5em"/>
          <mo stretchy="false">+</mo>
          <mspace width="0.5em"/>
        </mrow>
        <mfrac>
          <mn>11</mn>
          <mn>5</mn>
        </mfrac>
        <mrow>
          <mspace width="0.5em"/>
          <mo stretchy="false">×</mo>
          <mspace width="0.5em"/>
        </mrow>
        <mfrac>
          <mn>15</mn>
          <mn>2</mn>
        </mfrac>
      </mrow>
    </mstyle>
    <annotation encoding="StarMath 5.0">size 10{ 3 over 2 `+` 11 over 5`times`15 over 2}</annotation>
  </semantics>
</math>
</file>

<file path=Object 3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111</math:mn>
          <math:mn>4</math:mn>
        </math:mfrac>
      </math:mrow>
    </math:mstyle>
    <math:annotation math:encoding="StarMath 5.0">size 10{{111} over {4}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35</math:mn>
          <math:mn>2</math:mn>
        </math:mfrac>
      </math:mrow>
    </math:mstyle>
    <math:annotation math:encoding="StarMath 5.0">size 10{{35} over {2}}</math:annotation>
  </math:semantics>
</math:math>
</file>

<file path=Object 38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3</mn>
                <mn>10</mn>
              </mfrac>
              <mrow>
                <mspace width="0.5em"/>
                <mo stretchy="false">−</mo>
                <mspace width="0.5em"/>
              </mrow>
              <mfrac>
                <mn>2</mn>
                <mn>5</mn>
              </mfrac>
            </mrow>
          </mrow>
          <mo fence="true" stretchy="true">)</mo>
        </mrow>
        <mrow>
          <mspace width="0.5em"/>
          <mo stretchy="false">×</mo>
          <mspace width="0.5em"/>
        </mrow>
        <mfrac>
          <mn>1</mn>
          <mn>2</mn>
        </mfrac>
      </mrow>
    </mstyle>
    <annotation encoding="StarMath 5.0">size 10{ left(3 over 10` -`2 over 5 right) ` times   `{1 over 2} }</annotation>
  </semantics>
</math>
</file>

<file path=Object 39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</mn>
          <mn>20</mn>
        </mfrac>
      </mrow>
    </mstyle>
    <annotation encoding="StarMath 5.0">size 10{-`{1} over {20}}</annotation>
  </semantics>
</math>
</file>

<file path=Object 4/content.xml><?xml version="1.0" encoding="utf-8"?>
<math xmlns="http://www.w3.org/1998/Math/MathML" display="block">
  <semantics>
    <mstyle mathsize="10pt">
      <mrow>
        <mn>1</mn>
        <mo stretchy="false">−</mo>
        <mfrac>
          <mn>1</mn>
          <mn>19</mn>
        </mfrac>
      </mrow>
    </mstyle>
    <annotation encoding="StarMath 5.0">size 10{1 -  {1} over {19}}</annotation>
  </semantics>
</math>
</file>

<file path=Object 40/content.xml><?xml version="1.0" encoding="utf-8"?>
<math xmlns="http://www.w3.org/1998/Math/MathML" display="block">
  <semantics>
    <mstyle mathsize="10pt">
      <mfrac>
        <mn>1</mn>
        <mn>20</mn>
      </mfrac>
    </mstyle>
    <annotation encoding="StarMath 5.0">size 10{{1} over {20}}</annotation>
  </semantics>
</math>
</file>

<file path=Object 41/content.xml><?xml version="1.0" encoding="utf-8"?>
<math xmlns="http://www.w3.org/1998/Math/MathML" display="block">
  <semantics>
    <mstyle mathsize="10pt">
      <mfrac>
        <mn>1</mn>
        <mn>10</mn>
      </mfrac>
    </mstyle>
    <annotation encoding="StarMath 5.0">size 10{{1} over {10}}</annotation>
  </semantics>
</math>
</file>

<file path=Object 42/content.xml><?xml version="1.0" encoding="utf-8"?>
<math xmlns="http://www.w3.org/1998/Math/MathML" display="block">
  <semantics>
    <mstyle mathsize="10pt">
      <mrow>
        <mn>2</mn>
        <mrow>
          <mspace width="0.5em"/>
          <mo stretchy="false">−</mo>
          <mspace width="0.5em"/>
        </mrow>
        <mn>7</mn>
        <mrow>
          <mspace width="0.5em"/>
          <mo stretchy="false">÷</mo>
          <mspace width="0.5em"/>
        </mrow>
        <mn>4</mn>
      </mrow>
    </mstyle>
    <annotation encoding="StarMath 5.0">size 10{2 `- `{7 }  ` div  `{4}}</annotation>
  </semantics>
</math>
</file>

<file path=Object 43/content.xml><?xml version="1.0" encoding="utf-8"?>
<math xmlns="http://www.w3.org/1998/Math/MathML" display="block">
  <semantics>
    <mstyle mathsize="10pt">
      <mfrac>
        <mrow>
          <mn>2</mn>
          <mn>0</mn>
          <mrow>
            <mspace width="0.5em"/>
            <mo stretchy="false">−</mo>
            <mspace width="0.5em"/>
          </mrow>
          <mn>7</mn>
        </mrow>
        <mn>4</mn>
      </mfrac>
    </mstyle>
    <annotation encoding="StarMath 5.0">size 10{{2  0 `- `7} over {4}}</annotation>
  </semantics>
</math>
</file>

<file path=Object 44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4</mn>
        </mfrac>
      </mrow>
    </mstyle>
    <annotation encoding="StarMath 5.0">size 10{-`{5} over {4}}</annotation>
  </semantics>
</math>
</file>

<file path=Object 45/content.xml><?xml version="1.0" encoding="utf-8"?>
<math xmlns="http://www.w3.org/1998/Math/MathML" display="block">
  <semantics>
    <mstyle mathsize="10pt">
      <mrow>
        <mn>2</mn>
        <mrow>
          <mspace width="0.5em"/>
          <mo stretchy="false">−</mo>
          <mspace width="0.5em"/>
        </mrow>
        <mfrac>
          <mn>7</mn>
          <mn>4</mn>
        </mfrac>
      </mrow>
    </mstyle>
    <annotation encoding="StarMath 5.0">size 10{2` -`{7} over {4}}</annotation>
  </semantics>
</math>
</file>

<file path=Object 46/content.xml><?xml version="1.0" encoding="utf-8"?>
<math xmlns="http://www.w3.org/1998/Math/MathML" display="block">
  <semantics>
    <mstyle mathsize="10pt">
      <mrow>
        <mn>5</mn>
        <mrow>
          <mspace width="0.5em"/>
          <mo stretchy="false">÷</mo>
          <mspace width="0.5em"/>
        </mrow>
        <mn>2</mn>
        <mspace width="0.5em"/>
        <mstyle mathvariant="normal">
          <mi mathvariant="normal"></mi>
        </mstyle>
        <mspace width="0.5em"/>
        <mn>2</mn>
        <mrow>
          <mspace width="0.5em"/>
          <mo stretchy="false">÷</mo>
          <mspace width="0.5em"/>
        </mrow>
        <mn>5</mn>
      </mrow>
    </mstyle>
    <annotation encoding="StarMath 5.0">size 10{5` div  `{2}`nitalic`{2 }  ` div  `{5}}</annotation>
  </semantics>
</math>
</file>

<file path=Object 47/content.xml><?xml version="1.0" encoding="utf-8"?>
<math xmlns="http://www.w3.org/1998/Math/MathML" display="block">
  <semantics>
    <mrow>
      <mtext>G</mtext>
      <mrow>
        <mspace width="0.5em"/>
        <mo stretchy="false">=</mo>
        <mspace width="0.5em"/>
      </mrow>
      <mfrac>
        <mn>4</mn>
        <mn>15</mn>
      </mfrac>
    </mrow>
    <annotation encoding="StarMath 5.0">"G" ` = ` {{4} over {15} }</annotation>
  </semantics>
</math>
</file>

<file path=Object 48/content.xml><?xml version="1.0" encoding="utf-8"?>
<math xmlns="http://www.w3.org/1998/Math/MathML" display="block">
  <semantics>
    <mstyle mathsize="10pt">
      <mrow>
        <mspace width="0.5em"/>
        <mfrac>
          <mn>29</mn>
          <mn>10</mn>
        </mfrac>
      </mrow>
    </mstyle>
    <annotation encoding="StarMath 5.0">size 10{`{29} over {10}}</annotation>
  </semantics>
</math>
</file>

<file path=Object 49/content.xml><?xml version="1.0" encoding="utf-8"?>
<math xmlns="http://www.w3.org/1998/Math/MathML" display="block">
  <semantics>
    <mrow>
      <mtext>G</mtext>
      <mrow>
        <mspace width="0.5em"/>
        <mo stretchy="false">=</mo>
        <mspace width="0.5em"/>
      </mrow>
      <mrow>
        <mfrac>
          <mrow>
            <mn>11</mn>
            <mo stretchy="false">×</mo>
            <mn>2</mn>
            <mo stretchy="false">×</mo>
            <mn>2</mn>
          </mrow>
          <mrow>
            <mn>3</mn>
            <mo stretchy="false">×</mo>
            <mn>5</mn>
            <mo stretchy="false">×</mo>
            <mn>7</mn>
          </mrow>
        </mfrac>
        <mrow>
          <mspace width="0.5em"/>
          <mo stretchy="false">×</mo>
          <mspace width="0.5em"/>
        </mrow>
        <mfrac>
          <mrow>
            <mn>2</mn>
            <mo stretchy="false">×</mo>
            <mn>3</mn>
            <mo stretchy="false">×</mo>
            <mn>7</mn>
          </mrow>
          <mrow>
            <mn>11</mn>
            <mo stretchy="false">×</mo>
            <mn>2</mn>
            <mo stretchy="false">×</mo>
            <mn>3</mn>
          </mrow>
        </mfrac>
      </mrow>
    </mrow>
    <annotation encoding="StarMath 5.0">"G" ` = ` {{11times2times2} over {3times5times7} ` times ` {2times3times7} over {11times2times3}}</annotation>
  </semantics>
</math>
</file>

<file path=Object 5/content.xml><?xml version="1.0" encoding="utf-8"?>
<math xmlns="http://www.w3.org/1998/Math/MathML" display="block">
  <semantics>
    <mrow>
      <mtext>A</mtext>
      <mrow>
        <mspace width="0.5em"/>
        <mo stretchy="false">=</mo>
        <mrow>
          <mspace width="0.5em"/>
          <mo stretchy="false">−</mo>
          <mfrac>
            <mrow>
              <mn>13</mn>
              <mo stretchy="false">×</mo>
              <mn>2</mn>
            </mrow>
            <mrow>
              <mn>8</mn>
              <mo stretchy="false">×</mo>
              <mn>2</mn>
            </mrow>
          </mfrac>
        </mrow>
      </mrow>
      <mspace width="0.5em"/>
      <mstyle mathvariant="normal">
        <mi mathvariant="normal"></mi>
      </mstyle>
      <mspace width="0.5em"/>
      <mfrac>
        <mn>7</mn>
        <mn>16</mn>
      </mfrac>
    </mrow>
    <annotation encoding="StarMath 5.0">"A" `=`- {13times2} over {8times2} ` nitalic ` 7 over 16</annotation>
  </semantics>
</math>
</file>

<file path=Object 50/content.xml><?xml version="1.0" encoding="utf-8"?>
<math xmlns="http://www.w3.org/1998/Math/MathML" display="block">
  <semantics>
    <mrow>
      <mtext>G</mtext>
      <mrow>
        <mspace width="0.5em"/>
        <mo stretchy="false">=</mo>
        <mspace width="0.5em"/>
      </mrow>
      <mfrac>
        <mrow>
          <mn>2</mn>
          <mo stretchy="false">×</mo>
          <mn>2</mn>
        </mrow>
        <mrow>
          <mn>3</mn>
          <mo stretchy="false">×</mo>
          <mn>5</mn>
        </mrow>
      </mfrac>
    </mrow>
    <annotation encoding="StarMath 5.0">"G" ` = ` {{2times2} over {3times5} }</annotation>
  </semantics>
</math>
</file>

<file path=Object 51/content.xml><?xml version="1.0" encoding="utf-8"?>
<math xmlns="http://www.w3.org/1998/Math/MathML" display="block">
  <semantics>
    <mrow>
      <mtext>C</mtext>
      <mrow>
        <mspace width="0.5em"/>
        <mo stretchy="false">=</mo>
        <mspace width="0.5em"/>
      </mrow>
      <mfrac>
        <mn>11</mn>
        <mn>26</mn>
      </mfrac>
      <mrow>
        <mspace width="0.5em"/>
        <mo stretchy="false">−</mo>
        <mspace width="0.5em"/>
      </mrow>
      <mfrac>
        <mn>5</mn>
        <mn>39</mn>
      </mfrac>
    </mrow>
    <annotation encoding="StarMath 5.0">"C"`=`11 over 26 `-`  5 over 39</annotation>
  </semantics>
</math>
</file>

<file path=Object 52/content.xml><?xml version="1.0" encoding="utf-8"?>
<math xmlns="http://www.w3.org/1998/Math/MathML" display="block">
  <semantics>
    <mstyle mathsize="10pt">
      <mrow>
        <mspace width="0.5em"/>
        <mfrac>
          <mn>1,25</mn>
          <mn>5</mn>
        </mfrac>
      </mrow>
    </mstyle>
    <annotation encoding="StarMath 5.0">size 10{`{1,25} over {5}}</annotation>
  </semantics>
</math>
</file>

<file path=Object 53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{{1} over {4}}</annotation>
  </semantics>
</math>
</file>

<file path=Object 54/content.xml><?xml version="1.0" encoding="utf-8"?>
<math xmlns="http://www.w3.org/1998/Math/MathML" display="block">
  <semantics>
    <mrow>
      <mtext>H</mtext>
      <mrow>
        <mspace width="0.5em"/>
        <mo stretchy="false">=</mo>
        <mspace width="0.5em"/>
      </mrow>
      <mfrac>
        <mn>27</mn>
        <mn>8</mn>
      </mfrac>
    </mrow>
    <annotation encoding="StarMath 5.0">"H" ` = ` {{27} over {8} }</annotation>
  </semantics>
</math>
</file>

<file path=Object 55/content.xml><?xml version="1.0" encoding="utf-8"?>
<math xmlns="http://www.w3.org/1998/Math/MathML" display="block">
  <semantics>
    <mrow>
      <mtext>A</mtext>
      <mrow>
        <mspace width="0.5em"/>
        <mo stretchy="false">=</mo>
        <mrow>
          <mspace width="0.5em"/>
          <mo stretchy="false">−</mo>
          <mfrac>
            <mn>13</mn>
            <mn>8</mn>
          </mfrac>
        </mrow>
      </mrow>
      <mspace width="0.5em"/>
      <mstyle mathvariant="normal">
        <mi mathvariant="normal"></mi>
      </mstyle>
      <mspace width="0.5em"/>
      <mfrac>
        <mn>7</mn>
        <mn>16</mn>
      </mfrac>
    </mrow>
    <annotation encoding="StarMath 5.0">"A" `=`- 13 over 8 ` nitalic ` 7 over 16</annotation>
  </semantics>
</math>
</file>

<file path=Object 56/content.xml><?xml version="1.0" encoding="utf-8"?>
<math xmlns="http://www.w3.org/1998/Math/MathML" display="block">
  <semantics>
    <mrow>
      <mtext>H</mtext>
      <mrow>
        <mspace width="0.5em"/>
        <mo stretchy="false">=</mo>
        <mspace width="0.5em"/>
      </mrow>
      <mrow>
        <mfrac>
          <mrow>
            <mn>7</mn>
            <mo stretchy="false">×</mo>
            <mn>3</mn>
            <mo stretchy="false">×</mo>
            <mn>3</mn>
          </mrow>
          <mrow>
            <mn>5</mn>
            <mo stretchy="false">×</mo>
            <mn>3</mn>
            <mo stretchy="false">×</mo>
            <mn>3</mn>
          </mrow>
        </mfrac>
        <mrow>
          <mspace width="0.5em"/>
          <mo stretchy="false">×</mo>
          <mspace width="0.5em"/>
        </mrow>
        <mfrac>
          <mrow>
            <mn>3</mn>
            <mo stretchy="false">×</mo>
            <mn>3</mn>
            <mo stretchy="false">×</mo>
            <mn>5</mn>
          </mrow>
          <mrow>
            <mn>2</mn>
            <mo stretchy="false">×</mo>
            <mn>2</mn>
            <mo stretchy="false">×</mo>
            <mn>7</mn>
          </mrow>
        </mfrac>
      </mrow>
    </mrow>
    <annotation encoding="StarMath 5.0">"H" ` = ` {{7times3times3} over {5times3times3} ` times ` {3times3times5} over {2times2times7}}</annotation>
  </semantics>
</math>
</file>

<file path=Object 57/content.xml><?xml version="1.0" encoding="utf-8"?>
<math xmlns="http://www.w3.org/1998/Math/MathML" display="block">
  <semantics>
    <mrow>
      <mtext>H</mtext>
      <mrow>
        <mspace width="0.5em"/>
        <mo stretchy="false">=</mo>
        <mspace width="0.5em"/>
      </mrow>
      <mfrac>
        <mrow>
          <mn>3</mn>
          <mo stretchy="false">×</mo>
          <mn>3</mn>
          <mo stretchy="false">×</mo>
          <mn>3</mn>
        </mrow>
        <mrow>
          <mn>2</mn>
          <mo stretchy="false">×</mo>
          <mn>2</mn>
          <mo stretchy="false">×</mo>
          <mn>2</mn>
        </mrow>
      </mfrac>
    </mrow>
    <annotation encoding="StarMath 5.0">"H" ` = ` {{3times3times3} over {2times2times2} }</annotation>
  </semantics>
</math>
</file>

<file path=Object 58/content.xml><?xml version="1.0" encoding="utf-8"?>
<math xmlns="http://www.w3.org/1998/Math/MathML" display="block">
  <semantics>
    <mrow>
      <mtext>J</mtext>
      <mrow>
        <mspace width="0.5em"/>
        <mo stretchy="false">=</mo>
        <mspace width="0.5em"/>
      </mrow>
      <mfrac>
        <mn>4</mn>
        <mn>15</mn>
      </mfrac>
    </mrow>
    <annotation encoding="StarMath 5.0">"J" ` = ` {{4} over {15} }</annotation>
  </semantics>
</math>
</file>

<file path=Object 59/content.xml><?xml version="1.0" encoding="utf-8"?>
<math xmlns="http://www.w3.org/1998/Math/MathML" display="block">
  <semantics>
    <mrow>
      <mtext>J</mtext>
      <mrow>
        <mspace width="0.5em"/>
        <mo stretchy="false">=</mo>
        <mspace width="0.5em"/>
      </mrow>
      <mrow>
        <mfrac>
          <mrow>
            <mn>2</mn>
            <mo stretchy="false">×</mo>
            <mn>12</mn>
          </mrow>
          <mrow>
            <mn>5</mn>
            <mo stretchy="false">×</mo>
            <mn>7</mn>
          </mrow>
        </mfrac>
        <mrow>
          <mspace width="0.5em"/>
          <mo stretchy="false">×</mo>
          <mspace width="0.5em"/>
        </mrow>
        <mfrac>
          <mrow>
            <mn>2</mn>
            <mo stretchy="false">×</mo>
            <mn>7</mn>
          </mrow>
          <mrow>
            <mn>3</mn>
            <mo stretchy="false">×</mo>
            <mn>12</mn>
          </mrow>
        </mfrac>
      </mrow>
    </mrow>
    <annotation encoding="StarMath 5.0">"J" ` = ` {{2times12} over {5times7} ` times ` {2times7} over {3times12}}</annotation>
  </semantics>
</math>
</file>

<file path=Object 6/content.xml><?xml version="1.0" encoding="utf-8"?>
<math xmlns="http://www.w3.org/1998/Math/MathML" display="block">
  <semantics>
    <mrow>
      <mtext>A</mtext>
      <mrow>
        <mspace width="0.5em"/>
        <mo stretchy="false">=</mo>
        <mrow>
          <mspace width="0.5em"/>
          <mo stretchy="false">−</mo>
          <mfrac>
            <mn>19</mn>
            <mn>16</mn>
          </mfrac>
        </mrow>
      </mrow>
    </mrow>
    <annotation encoding="StarMath 5.0">"A" `=`- 19 over 16 </annotation>
  </semantics>
</math>
</file>

<file path=Object 60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1</mn>
                <mn>8</mn>
              </mfrac>
              <mrow>
                <mspace width="0.5em"/>
                <mo stretchy="false">−</mo>
                <mspace width="0.5em"/>
              </mrow>
              <mfrac>
                <mn>7</mn>
                <mn>12</mn>
              </mfrac>
            </mrow>
          </mrow>
          <mo fence="true" stretchy="true">)</mo>
        </mrow>
        <mrow>
          <mspace width="0.5em"/>
          <mo stretchy="false">÷</mo>
          <mspace width="0.5em"/>
        </mrow>
        <mrow>
          <mo fence="true" stretchy="true">(</mo>
          <mrow>
            <mrow>
              <mfrac>
                <mn>7</mn>
                <mn>6</mn>
              </mfrac>
              <mspace width="0.5em"/>
              <mstyle mathvariant="normal">
                <mi mathvariant="normal"></mi>
              </mstyle>
              <mspace width="0.5em"/>
              <mfrac>
                <mn>7</mn>
                <mn>16</mn>
              </mfrac>
            </mrow>
          </mrow>
          <mo fence="true" stretchy="true">)</mo>
        </mrow>
      </mrow>
    </mstyle>
    <annotation encoding="StarMath 5.0">size 10{ left(1 over 8 `-` 7 over 12 right)  `div `left(7 over 6` nitalic`7 over 16 right)}</annotation>
  </semantics>
</math>
</file>

<file path=Object 61/content.xml><?xml version="1.0" encoding="utf-8"?>
<math xmlns="http://www.w3.org/1998/Math/MathML" display="block">
  <semantics>
    <mstyle mathsize="10pt">
      <mrow>
        <mfrac>
          <mn>1</mn>
          <mn>8</mn>
        </mfrac>
        <mrow>
          <mspace width="0.5em"/>
          <mo stretchy="false">−</mo>
          <mspace width="0.5em"/>
        </mrow>
        <mfrac>
          <mn>7</mn>
          <mn>12</mn>
        </mfrac>
        <mrow>
          <mspace width="0.5em"/>
          <mo stretchy="false">÷</mo>
          <mspace width="0.5em"/>
        </mrow>
        <mfrac>
          <mn>7</mn>
          <mn>6</mn>
        </mfrac>
        <mspace width="0.5em"/>
        <mstyle mathvariant="normal">
          <mi mathvariant="normal"></mi>
        </mstyle>
        <mspace width="0.5em"/>
        <mfrac>
          <mn>7</mn>
          <mn>12</mn>
        </mfrac>
      </mrow>
    </mstyle>
    <annotation encoding="StarMath 5.0">size 10{ 1 over 8 `-` 7 over 12  `div ` 7 over 6` nitalic`7 over 12}</annotation>
  </semantics>
</math>
</file>

<file path=Object 62/content.xml><?xml version="1.0" encoding="utf-8"?>
<math xmlns="http://www.w3.org/1998/Math/MathML" display="block">
  <semantics>
    <mrow>
      <mtext>J</mtext>
      <mrow>
        <mspace width="0.5em"/>
        <mo stretchy="false">=</mo>
        <mspace width="0.5em"/>
      </mrow>
      <mfrac>
        <mrow>
          <mn>2</mn>
          <mo stretchy="false">×</mo>
          <mn>2</mn>
        </mrow>
        <mrow>
          <mn>5</mn>
          <mo stretchy="false">×</mo>
          <mn>3</mn>
        </mrow>
      </mfrac>
    </mrow>
    <annotation encoding="StarMath 5.0">"J" ` = ` {{2times2} over {5times3} }</annotation>
  </semantics>
</math>
</file>

<file path=Object 63/content.xml><?xml version="1.0" encoding="utf-8"?>
<math xmlns="http://www.w3.org/1998/Math/MathML" display="block">
  <semantics>
    <mstyle mathsize="10pt">
      <mfrac>
        <mrow>
          <mfrac>
            <mn>1</mn>
            <mn>8</mn>
          </mfrac>
          <mspace width="0.5em"/>
          <mstyle mathvariant="normal">
            <mi mathvariant="normal"></mi>
          </mstyle>
          <mspace width="0.5em"/>
          <mfrac>
            <mn>7</mn>
            <mn>12</mn>
          </mfrac>
        </mrow>
        <mrow>
          <mfrac>
            <mn>5</mn>
            <mn>6</mn>
          </mfrac>
          <mrow>
            <mspace width="0.5em"/>
            <mo stretchy="false">−</mo>
            <mspace width="0.5em"/>
          </mrow>
          <mfrac>
            <mn>4</mn>
            <mn>15</mn>
          </mfrac>
        </mrow>
      </mfrac>
    </mstyle>
    <annotation encoding="StarMath 5.0">size 10{{1 over 8`nitalic` 7 over 12} over {5 over 6 `- `4 over 15}}</annotation>
  </semantics>
</math>
</file>

<file path=Object 64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row>
                  <mo stretchy="false">−</mo>
                  <mn>3</mn>
                </mrow>
                <mn>4</mn>
              </mfrac>
              <mrow>
                <mspace width="0.5em"/>
                <mo stretchy="false">−</mo>
                <mspace width="0.5em"/>
              </mrow>
              <mfrac>
                <mn>3</mn>
                <mn>2</mn>
              </mfrac>
            </mrow>
          </mrow>
          <mo fence="true" stretchy="true">)</mo>
        </mrow>
        <mrow>
          <mspace width="0.5em"/>
          <mo stretchy="false">×</mo>
          <mspace width="0.5em"/>
        </mrow>
        <mfrac>
          <mn>5</mn>
          <mn>2</mn>
        </mfrac>
      </mrow>
    </mstyle>
    <annotation encoding="StarMath 5.0">size 10{left(-3 over 4`-`3 over 2 right)`times`5 over 2}</annotation>
  </semantics>
</math>
</file>

<file path=Object 65/content.xml><?xml version="1.0" encoding="utf-8"?>
<math xmlns="http://www.w3.org/1998/Math/MathML" display="block">
  <semantics>
    <mstyle mathsize="10pt">
      <mfrac>
        <mrow>
          <mo stretchy="false">−</mo>
          <mn>15</mn>
        </mrow>
        <mn>2</mn>
      </mfrac>
    </mstyle>
    <annotation encoding="StarMath 5.0">size 10{{-15} over {2}}</annotation>
  </semantics>
</math>
</file>

<file path=Object 66/content.xml><?xml version="1.0" encoding="utf-8"?>
<math xmlns="http://www.w3.org/1998/Math/MathML" display="block">
  <semantics>
    <mstyle mathsize="10pt">
      <mfrac>
        <mrow>
          <mo stretchy="false">−</mo>
          <mn>45</mn>
        </mrow>
        <mn>8</mn>
      </mfrac>
    </mstyle>
    <annotation encoding="StarMath 5.0">size 10{{-45} over {8}}</annotation>
  </semantics>
</math>
</file>

<file path=Object 67/content.xml><?xml version="1.0" encoding="utf-8"?>
<math xmlns="http://www.w3.org/1998/Math/MathML" display="block">
  <semantics>
    <mstyle mathsize="10pt">
      <mn>0</mn>
    </mstyle>
    <annotation encoding="StarMath 5.0">size 10{0}</annotation>
  </semantics>
</math>
</file>

<file path=Object 68/content.xml><?xml version="1.0" encoding="utf-8"?>
<math xmlns="http://www.w3.org/1998/Math/MathML" display="block">
  <semantics>
    <mstyle mathsize="10pt">
      <mrow>
        <mrow>
          <mo stretchy="false">−</mo>
          <mn>3</mn>
        </mrow>
        <mrow>
          <mspace width="0.5em"/>
          <mo stretchy="false">÷</mo>
          <mspace width="0.5em"/>
        </mrow>
        <mfrac>
          <mn>5</mn>
          <mn>2</mn>
        </mfrac>
      </mrow>
    </mstyle>
    <annotation encoding="StarMath 5.0">size 10{ -3 `div`5 over 2}</annotation>
  </semantics>
</math>
</file>

<file path=Object 69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6</mn>
        </mfrac>
      </mrow>
    </mstyle>
    <annotation encoding="StarMath 5.0">size 10{-`{5} over {6}}</annotation>
  </semantics>
</math>
</file>

<file path=Object 7/content.xml><?xml version="1.0" encoding="utf-8"?>
<math xmlns="http://www.w3.org/1998/Math/MathML" display="block">
  <semantics>
    <mrow>
      <mtext>C</mtext>
      <mrow>
        <mspace width="0.5em"/>
        <mo stretchy="false">=</mo>
        <mspace width="0.5em"/>
      </mrow>
      <mfrac>
        <mn>23</mn>
        <mn>78</mn>
      </mfrac>
    </mrow>
    <annotation encoding="StarMath 5.0">"C"`=`23 over 78 </annotation>
  </semantics>
</math>
</file>

<file path=Object 70/content.xml><?xml version="1.0" encoding="utf-8"?>
<math xmlns="http://www.w3.org/1998/Math/MathML" display="block">
  <semantics>
    <mstyle mathsize="10pt">
      <mfrac>
        <mrow>
          <mo stretchy="false">−</mo>
          <mn>15</mn>
        </mrow>
        <mn>2</mn>
      </mfrac>
    </mstyle>
    <annotation encoding="StarMath 5.0">size 10{{-15} over {2}}</annotation>
  </semantics>
</math>
</file>

<file path=Object 71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6</mn>
          <mn>5</mn>
        </mfrac>
      </mrow>
    </mstyle>
    <annotation encoding="StarMath 5.0">size 10{-`{6} over {5}}</annotation>
  </semantics>
</math>
</file>

<file path=Object 72/content.xml><?xml version="1.0" encoding="utf-8"?>
<math xmlns="http://www.w3.org/1998/Math/MathML" display="block">
  <semantics>
    <mstyle mathsize="10pt">
      <mrow>
        <mfrac>
          <mn>7</mn>
          <mn>4</mn>
        </mfrac>
        <mrow>
          <mspace width="0.5em"/>
          <mo stretchy="false">÷</mo>
          <mspace width="0.5em"/>
        </mrow>
        <mfrac>
          <mn>5</mn>
          <mn>2</mn>
        </mfrac>
      </mrow>
    </mstyle>
    <annotation encoding="StarMath 5.0">size 10{ 7 over 4 `div`5 over 2}</annotation>
  </semantics>
</math>
</file>

<file path=Object 73/content.xml><?xml version="1.0" encoding="utf-8"?>
<math xmlns="http://www.w3.org/1998/Math/MathML" display="block">
  <semantics>
    <mstyle mathsize="10pt">
      <mfrac>
        <mn>7</mn>
        <mn>10</mn>
      </mfrac>
    </mstyle>
    <annotation encoding="StarMath 5.0">size 10{{7} over {10}}</annotation>
  </semantics>
</math>
</file>

<file path=Object 74/content.xml><?xml version="1.0" encoding="utf-8"?>
<math xmlns="http://www.w3.org/1998/Math/MathML" display="block">
  <semantics>
    <mstyle mathsize="10pt">
      <mfrac>
        <mn>35</mn>
        <mn>8</mn>
      </mfrac>
    </mstyle>
    <annotation encoding="StarMath 5.0">size 10{{35} over {8}}</annotation>
  </semantics>
</math>
</file>

<file path=Object 75/content.xml><?xml version="1.0" encoding="utf-8"?>
<math xmlns="http://www.w3.org/1998/Math/MathML" display="block">
  <semantics>
    <mstyle mathsize="10pt">
      <mfrac>
        <mn>10</mn>
        <mn>7</mn>
      </mfrac>
    </mstyle>
    <annotation encoding="StarMath 5.0">size 10{{10} over {7}}</annotation>
  </semantics>
</math>
</file>

<file path=Object 76/content.xml><?xml version="1.0" encoding="utf-8"?>
<math xmlns="http://www.w3.org/1998/Math/MathML" display="block">
  <semantics>
    <mstyle mathsize="10pt">
      <mrow>
        <msup>
          <mrow>
            <mo fence="true" stretchy="true">(</mo>
            <mrow>
              <mfrac>
                <mn>3</mn>
                <mn>4</mn>
              </mfrac>
            </mrow>
            <mo fence="true" stretchy="true">)</mo>
          </mrow>
          <mn>2</mn>
        </msup>
        <mrow>
          <mspace width="0.5em"/>
          <mo stretchy="false">−</mo>
          <mspace width="0.5em"/>
        </mrow>
        <mfrac>
          <mn>1</mn>
          <mn>4</mn>
        </mfrac>
      </mrow>
    </mstyle>
    <annotation encoding="StarMath 5.0">size 10{left(3 over 4 right)^2`-`1 over 4}</annotation>
  </semantics>
</math>
</file>

<file path=Object 77/content.xml><?xml version="1.0" encoding="utf-8"?>
<math xmlns="http://www.w3.org/1998/Math/MathML" display="block">
  <semantics>
    <mstyle mathsize="10pt">
      <mfrac>
        <mn>1</mn>
        <mn>2</mn>
      </mfrac>
    </mstyle>
    <annotation encoding="StarMath 5.0">size 10{{1} over {2}}</annotation>
  </semantics>
</math>
</file>

<file path=Object 7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5</math:mn>
          <math:mn>16</math:mn>
        </math:mfrac>
      </math:mrow>
    </math:mstyle>
    <math:annotation math:encoding="StarMath 5.0">size 10{{5} over {16}}</math:annotation>
  </math:semantics>
</math:math>
</file>

<file path=Object 79/content.xml><?xml version="1.0" encoding="utf-8"?>
<math xmlns="http://www.w3.org/1998/Math/MathML" display="block">
  <semantics>
    <mstyle mathsize="10pt">
      <mrow>
        <mfrac>
          <mn>3</mn>
          <mn>4</mn>
        </mfrac>
        <mrow>
          <mspace width="0.5em"/>
          <mo stretchy="false">−</mo>
          <mspace width="0.5em"/>
        </mrow>
        <mfrac>
          <mn>5</mn>
          <mn>4</mn>
        </mfrac>
        <mrow>
          <mspace width="0.5em"/>
          <mo stretchy="false">÷</mo>
          <mspace width="0.5em"/>
        </mrow>
        <mfrac>
          <mn>1</mn>
          <mn>2</mn>
        </mfrac>
      </mrow>
    </mstyle>
    <annotation encoding="StarMath 5.0">size 10{ 3 over 4 `-` 5 over 4`div`1 over 2}</annotation>
  </semantics>
</math>
</file>

<file path=Object 8/content.xml><?xml version="1.0" encoding="utf-8"?>
<math xmlns="http://www.w3.org/1998/Math/MathML" display="block">
  <semantics>
    <mrow>
      <mtext>B</mtext>
      <mrow>
        <mspace width="0.5em"/>
        <mo stretchy="false">=</mo>
        <mspace width="0.5em"/>
      </mrow>
      <mfrac>
        <mn>11</mn>
        <mn>15</mn>
      </mfrac>
    </mrow>
    <annotation encoding="StarMath 5.0">"B" `=`11 over 15 </annotation>
  </semantics>
</math>
</file>

<file path=Object 80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7</mn>
          <mn>4</mn>
        </mfrac>
      </mrow>
    </mstyle>
    <annotation encoding="StarMath 5.0">size 10{-`{7} over {4}}</annotation>
  </semantics>
</math>
</file>

<file path=Object 81/content.xml><?xml version="1.0" encoding="utf-8"?>
<math xmlns="http://www.w3.org/1998/Math/MathML" display="block">
  <semantics>
    <mstyle mathsize="10pt">
      <mrow>
        <mo stretchy="false">−</mo>
        <mn>1</mn>
      </mrow>
    </mstyle>
    <annotation encoding="StarMath 5.0">size 10{-1}</annotation>
  </semantics>
</math>
</file>

<file path=Object 82/content.xml><?xml version="1.0" encoding="utf-8"?>
<math xmlns="http://www.w3.org/1998/Math/MathML" display="block">
  <semantics>
    <mstyle mathsize="10pt">
      <mfrac>
        <mn>13</mn>
        <mn>5</mn>
      </mfrac>
    </mstyle>
    <annotation encoding="StarMath 5.0">size 10{{13} over {5}}</annotation>
  </semantics>
</math>
</file>

<file path=Object 83/content.xml><?xml version="1.0" encoding="utf-8"?>
<math xmlns="http://www.w3.org/1998/Math/MathML" display="block">
  <semantics>
    <mstyle mathsize="10pt">
      <mrow>
        <mfrac>
          <mn>3</mn>
          <mn>2</mn>
        </mfrac>
        <mrow>
          <mspace width="0.5em"/>
          <mo stretchy="false">×</mo>
          <mspace width="0.5em"/>
        </mrow>
        <mfrac>
          <mn>11</mn>
          <mn>2</mn>
        </mfrac>
        <mrow>
          <mspace width="0.5em"/>
          <mo stretchy="false">÷</mo>
          <mspace width="0.5em"/>
        </mrow>
        <mfrac>
          <mn>15</mn>
          <mn>2</mn>
        </mfrac>
      </mrow>
    </mstyle>
    <annotation encoding="StarMath 5.0">size 10{ 3 over 2 `times` 11 over 2`div`15 over 2}</annotation>
  </semantics>
</math>
</file>

<file path=Object 84/content.xml><?xml version="1.0" encoding="utf-8"?>
<math xmlns="http://www.w3.org/1998/Math/MathML" display="block">
  <semantics>
    <mstyle mathsize="10pt">
      <mfrac>
        <mn>33</mn>
        <mn>15</mn>
      </mfrac>
    </mstyle>
    <annotation encoding="StarMath 5.0">size 10{{33} over {15}}</annotation>
  </semantics>
</math>
</file>

<file path=Object 85/content.xml><?xml version="1.0" encoding="utf-8"?>
<math xmlns="http://www.w3.org/1998/Math/MathML" display="block">
  <semantics>
    <mstyle mathsize="10pt">
      <mfrac>
        <mn>33</mn>
        <mn>30</mn>
      </mfrac>
    </mstyle>
    <annotation encoding="StarMath 5.0">size 10{{33} over {30}}</annotation>
  </semantics>
</math>
</file>

<file path=Object 86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3</mn>
                <mn>14</mn>
              </mfrac>
              <mrow>
                <mspace width="0.5em"/>
                <mo stretchy="false">−</mo>
                <mspace width="0.5em"/>
              </mrow>
              <mfrac>
                <mn>2</mn>
                <mn>7</mn>
              </mfrac>
            </mrow>
          </mrow>
          <mo fence="true" stretchy="true">)</mo>
        </mrow>
        <mrow>
          <mspace width="0.5em"/>
          <mo stretchy="false">÷</mo>
          <mspace width="0.5em"/>
        </mrow>
        <mfrac>
          <mn>1</mn>
          <mn>2</mn>
        </mfrac>
      </mrow>
    </mstyle>
    <annotation encoding="StarMath 5.0">size 10{ left(3 over 14` -`2 over 7 right) ` div  `{1 over 2} }</annotation>
  </semantics>
</math>
</file>

<file path=Object 87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1</mn>
          <mn>7</mn>
        </mfrac>
      </mrow>
    </mstyle>
    <annotation encoding="StarMath 5.0">size 10{-`{1} over {7}}</annotation>
  </semantics>
</math>
</file>

<file path=Object 88/content.xml><?xml version="1.0" encoding="utf-8"?>
<math xmlns="http://www.w3.org/1998/Math/MathML" display="block">
  <semantics>
    <mstyle mathsize="10pt">
      <mfrac>
        <mrow>
          <mo stretchy="false">−</mo>
          <mn>1</mn>
        </mrow>
        <mn>28</mn>
      </mfrac>
    </mstyle>
    <annotation encoding="StarMath 5.0">size 10{-{1} over {28}}</annotation>
  </semantics>
</math>
</file>

<file path=Object 89/content.xml><?xml version="1.0" encoding="utf-8"?>
<math xmlns="http://www.w3.org/1998/Math/MathML" display="block">
  <semantics>
    <mstyle mathsize="10pt">
      <mfrac>
        <mn>2</mn>
        <mn>7</mn>
      </mfrac>
    </mstyle>
    <annotation encoding="StarMath 5.0">size 10{{2} over {7}}</annotation>
  </semantics>
</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text>B</math:mtext>
      <math:mrow>
        <math:mi/>
        <math:mo math:stretchy="false">=</math:mo>
        <math:mi/>
      </math:mrow>
      <math:mfrac>
        <math:mn>7</math:mn>
        <math:mn>35</math:mn>
      </math:mfrac>
      <math:mrow>
        <math:mi/>
        <math:mo math:stretchy="false">+</math:mo>
        <math:mi/>
      </math:mrow>
      <math:mfrac>
        <math:mn>8</math:mn>
        <math:mn>15</math:mn>
      </math:mfrac>
    </math:mrow>
    <math:annotation math:encoding="StarMath 5.0">"B" `=` 7 over 35 `+` 8 over 15 </math:annotation>
  </math:semantics>
</math:math>
</file>

<file path=Object 90/content.xml><?xml version="1.0" encoding="utf-8"?>
<math xmlns="http://www.w3.org/1998/Math/MathML" display="block">
  <semantics>
    <mstyle mathsize="10pt">
      <mrow>
        <mfrac>
          <mn>2</mn>
          <mn>6</mn>
        </mfrac>
        <mrow>
          <mspace width="0.5em"/>
          <mo stretchy="false">−</mo>
          <mspace width="0.5em"/>
        </mrow>
        <mfrac>
          <mn>7</mn>
          <mn>3</mn>
        </mfrac>
        <mrow>
          <mspace width="0.5em"/>
          <mo stretchy="false">÷</mo>
          <mspace width="0.5em"/>
        </mrow>
        <mfrac>
          <mn>1</mn>
          <mn>4</mn>
        </mfrac>
      </mrow>
    </mstyle>
    <annotation encoding="StarMath 5.0">size 10{2 over 6 `- `{7 over 3}  ` div  `{1 over 4}}</annotation>
  </semantics>
</math>
</file>

<file path=Object 91/content.xml><?xml version="1.0" encoding="utf-8"?>
<math xmlns="http://www.w3.org/1998/Math/MathML" display="block">
  <semantics>
    <mstyle mathsize="10pt">
      <mrow>
        <mo stretchy="false">−</mo>
        <mn>9</mn>
      </mrow>
    </mstyle>
    <annotation encoding="StarMath 5.0">size 10{-9}</annotation>
  </semantics>
</math>
</file>

<file path=Object 92/content.xml><?xml version="1.0" encoding="utf-8"?>
<math xmlns="http://www.w3.org/1998/Math/MathML" display="block">
  <semantics>
    <mstyle mathsize="10pt">
      <mrow>
        <mo stretchy="false">−</mo>
        <mn>8</mn>
      </mrow>
    </mstyle>
    <annotation encoding="StarMath 5.0">size 10{-8}</annotation>
  </semantics>
</math>
</file>

<file path=Object 9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12</mn>
        </mfrac>
      </mrow>
    </mstyle>
    <annotation encoding="StarMath 5.0">size 10{-`{5} over {12}}</annotation>
  </semantics>
</math>
</file>

<file path=Object 94/content.xml><?xml version="1.0" encoding="utf-8"?>
<math xmlns="http://www.w3.org/1998/Math/MathML" display="block">
  <semantics>
    <mstyle mathsize="10pt">
      <mfrac>
        <mrow>
          <mn>3</mn>
          <mrow>
            <mspace width="0.5em"/>
            <mo stretchy="false">−</mo>
            <mspace width="0.5em"/>
          </mrow>
          <mfrac>
            <mn>5</mn>
            <mn>2</mn>
          </mfrac>
        </mrow>
        <mrow>
          <mfrac>
            <mn>2</mn>
            <mn>7</mn>
          </mfrac>
          <mrow>
            <mspace width="0.5em"/>
            <mo stretchy="false">−</mo>
            <mspace width="0.5em"/>
          </mrow>
          <mfrac>
            <mn>7</mn>
            <mn>2</mn>
          </mfrac>
        </mrow>
      </mfrac>
    </mstyle>
    <annotation encoding="StarMath 5.0">size 10{{ 3`-` 5 over 2} over {2 over 7 `- `7 over 2}}</annotation>
  </semantics>
</math>
</file>

<file path=Object 95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45</math:mn>
            <math:mn>28</math:mn>
          </math:mfrac>
        </math:mrow>
      </math:mrow>
    </math:mstyle>
    <math:annotation math:encoding="StarMath 5.0">size 10{-`{45} over {28}}</math:annotation>
  </math:semantics>
</math:math>
</file>

<file path=Object 96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row>
          <math:mrow>
            <math:mo math:stretchy="false">−</math:mo>
            <math:mi/>
          </math:mrow>
          <math:mfrac>
            <math:mn>7</math:mn>
            <math:mn>45</math:mn>
          </math:mfrac>
        </math:mrow>
      </math:mrow>
    </math:mstyle>
    <math:annotation math:encoding="StarMath 5.0">size 10{-`{7} over {45}}</math:annotation>
  </math:semantics>
</math:math>
</file>

<file path=Object 97/content.xml><?xml version="1.0" encoding="utf-8"?>
<math xmlns="http://www.w3.org/1998/Math/MathML" display="block">
  <semantics>
    <mrow>
      <mtext>K</mtext>
      <mrow>
        <mspace width="0.5em"/>
        <mo stretchy="false">=</mo>
        <mspace width="0.5em"/>
      </mrow>
      <mfrac>
        <mn>85</mn>
        <mn>12</mn>
      </mfrac>
    </mrow>
    <annotation encoding="StarMath 5.0">"K" `=`{85} over {12} </annotation>
  </semantics>
</math>
</file>

<file path=Object 98/content.xml><?xml version="1.0" encoding="utf-8"?>
<math xmlns="http://www.w3.org/1998/Math/MathML" display="block">
  <semantics>
    <mrow>
      <mtext>K</mtext>
      <mrow>
        <mspace width="0.5em"/>
        <mo stretchy="false">=</mo>
        <mspace width="0.5em"/>
      </mrow>
      <mfrac>
        <mrow>
          <mn>5</mn>
          <mo stretchy="false">×</mo>
          <mn>8</mn>
        </mrow>
        <mrow>
          <mn>6</mn>
          <mo stretchy="false">×</mo>
          <mn>8</mn>
        </mrow>
      </mfrac>
      <mspace width="0.5em"/>
      <mstyle mathvariant="normal">
        <mi mathvariant="normal"></mi>
      </mstyle>
      <mspace width="0.5em"/>
      <mfrac>
        <mrow>
          <mn>3</mn>
          <mo stretchy="false">×</mo>
          <mn>5</mn>
          <mo stretchy="false">×</mo>
          <mn>7</mn>
        </mrow>
        <mrow>
          <mn>3</mn>
          <mo stretchy="false">×</mo>
          <mn>9</mn>
        </mrow>
      </mfrac>
      <mrow>
        <mspace width="0.5em"/>
        <mo stretchy="false">×</mo>
        <mspace width="0.5em"/>
      </mrow>
      <mfrac>
        <mrow>
          <mn>9</mn>
          <mo stretchy="false">×</mo>
          <mn>2</mn>
          <mo stretchy="false">×</mo>
          <mn>5</mn>
        </mrow>
        <mrow>
          <mn>2</mn>
          <mo stretchy="false">×</mo>
          <mn>4</mn>
          <mo stretchy="false">×</mo>
          <mn>7</mn>
        </mrow>
      </mfrac>
      <mrow>
        <mspace width="0.5em"/>
        <mo stretchy="false">=</mo>
        <mspace width="0.5em"/>
      </mrow>
      <mfrac>
        <mn>5</mn>
        <mn>6</mn>
      </mfrac>
      <mspace width="0.5em"/>
      <mstyle mathvariant="normal">
        <mi mathvariant="normal"></mi>
      </mstyle>
      <mspace width="0.5em"/>
      <mfrac>
        <mn>25</mn>
        <mn>4</mn>
      </mfrac>
    </mrow>
    <annotation encoding="StarMath 5.0">"K" `=`{5times8} over {6times8} `nitalic`{3times5times7} over {3times9} `times`{9 times 2 times 5} over {2 times 4 times7} `=`5 over 6 `nitalic`25 over 4</annotation>
  </semantics>
</math>
</file>

<file path=Object 99/content.xml><?xml version="1.0" encoding="utf-8"?>
<math xmlns="http://www.w3.org/1998/Math/MathML" display="block">
  <semantics>
    <mrow>
      <mtext>K</mtext>
      <mrow>
        <mspace width="0.5em"/>
        <mo stretchy="false">=</mo>
        <mspace width="0.5em"/>
      </mrow>
      <mfrac>
        <mrow>
          <mn>5</mn>
          <mo stretchy="false">×</mo>
          <mstyle mathvariant="bold">
            <mn>2</mn>
          </mstyle>
        </mrow>
        <mrow>
          <mn>6</mn>
          <mo stretchy="false">×</mo>
          <mstyle mathvariant="bold">
            <mn>2</mn>
          </mstyle>
        </mrow>
      </mfrac>
      <mspace width="0.5em"/>
      <mstyle mathvariant="normal">
        <mi mathvariant="normal"></mi>
      </mstyle>
      <mspace width="0.5em"/>
      <mfrac>
        <mrow>
          <mn>25</mn>
          <mo stretchy="false">×</mo>
          <mstyle mathvariant="bold">
            <mn>3</mn>
          </mstyle>
        </mrow>
        <mrow>
          <mn>4</mn>
          <mo stretchy="false">×</mo>
          <mstyle mathvariant="bold">
            <mn>3</mn>
          </mstyle>
        </mrow>
      </mfrac>
      <mrow>
        <mspace width="1em"/>
        <mo stretchy="false">=</mo>
        <mspace width="0.5em"/>
      </mrow>
      <mfrac>
        <mn>10</mn>
        <mn>12</mn>
      </mfrac>
      <mspace width="0.5em"/>
      <mstyle mathvariant="normal">
        <mi mathvariant="normal"></mi>
      </mstyle>
      <mspace width="0.5em"/>
      <mfrac>
        <mn>75</mn>
        <mn>12</mn>
      </mfrac>
    </mrow>
    <annotation encoding="StarMath 5.0">"K" `=`{5times bold2} over {6times bold2} `nitalic`{25times bold3} over {4times bold3} ` ` =`{10} over {12} `nitalic`{75} over {12}
</annotation>
  </semantics>
</math>
</file>